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PT Serif" svg:font-family="'PT Serif'"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6694in"/>
    </style:style>
    <style:style style:name="Table1.B" style:family="table-column">
      <style:table-column-properties style:column-width="6.0236in"/>
    </style:style>
    <style:style style:name="Table1.A1" style:family="table-cell">
      <style:table-cell-properties style:vertical-align="middle" fo:padding="0.0194in" fo:border="0.05pt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paragraph-properties fo:text-align="center" style:justify-single-word="false"/>
    </style:style>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paragraph-properties fo:text-align="justify" style:justify-single-word="false"/>
    </style:style>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1">
      <style:paragraph-properties fo:margin-top="0in" fo:margin-bottom="0in"/>
    </style:style>
    <style:style style:name="P27" style:family="paragraph" style:parent-style-name="Text_20_body" style:list-style-name="L2">
      <style:paragraph-properties fo:margin-top="0in" fo:margin-bottom="0in"/>
    </style:style>
    <style:style style:name="P28" style:family="paragraph" style:parent-style-name="Text_20_body" style:list-style-name="L3">
      <style:paragraph-properties fo:margin-top="0in" fo:margin-bottom="0in"/>
    </style:style>
    <style:style style:name="P29" style:family="paragraph" style:parent-style-name="Text_20_body" style:list-style-name="L4">
      <style:paragraph-properties fo:margin-top="0in" fo:margin-bottom="0in"/>
    </style:style>
    <style:style style:name="P30" style:family="paragraph" style:parent-style-name="Text_20_body" style:list-style-name="L5">
      <style:paragraph-properties fo:margin-top="0in" fo:margin-bottom="0in"/>
    </style:style>
    <style:style style:name="P31" style:family="paragraph" style:parent-style-name="Text_20_body" style:list-style-name="L6">
      <style:paragraph-properties fo:margin-top="0in" fo:margin-bottom="0in"/>
    </style:style>
    <style:style style:name="P32" style:family="paragraph" style:parent-style-name="Text_20_body" style:list-style-name="L7">
      <style:paragraph-properties fo:margin-top="0in" fo:margin-bottom="0in"/>
    </style:style>
    <style:style style:name="P33" style:family="paragraph" style:parent-style-name="Text_20_body" style:list-style-name="L8">
      <style:paragraph-properties fo:margin-top="0in" fo:margin-bottom="0in"/>
    </style:style>
    <style:style style:name="P34" style:family="paragraph" style:parent-style-name="Text_20_body" style:list-style-name="L9">
      <style:paragraph-properties fo:margin-top="0in" fo:margin-bottom="0in"/>
    </style:style>
    <style:style style:name="P35" style:family="paragraph" style:parent-style-name="Text_20_body" style:list-style-name="L10">
      <style:paragraph-properties fo:margin-top="0in" fo:margin-bottom="0in"/>
    </style:style>
    <style:style style:name="P36" style:family="paragraph" style:parent-style-name="Text_20_body" style:list-style-name="L11">
      <style:paragraph-properties fo:margin-top="0in" fo:margin-bottom="0in"/>
    </style:style>
    <style:style style:name="P37" style:family="paragraph" style:parent-style-name="Text_20_body" style:list-style-name="L12">
      <style:paragraph-properties fo:margin-top="0in" fo:margin-bottom="0in"/>
    </style:style>
    <style:style style:name="P38" style:family="paragraph" style:parent-style-name="Text_20_body" style:list-style-name="L13">
      <style:paragraph-properties fo:margin-top="0in" fo:margin-bottom="0in"/>
    </style:style>
    <style:style style:name="P39" style:family="paragraph" style:parent-style-name="Text_20_body" style:list-style-name="L14">
      <style:paragraph-properties fo:margin-top="0in" fo:margin-bottom="0in"/>
    </style:style>
    <style:style style:name="P40" style:family="paragraph" style:parent-style-name="Text_20_body" style:list-style-name="L15">
      <style:paragraph-properties fo:margin-top="0in" fo:margin-bottom="0in"/>
    </style:style>
    <style:style style:name="P41" style:family="paragraph" style:parent-style-name="Text_20_body" style:list-style-name="L16">
      <style:paragraph-properties fo:margin-top="0in" fo:margin-bottom="0in"/>
    </style:style>
    <style:style style:name="P42" style:family="paragraph" style:parent-style-name="Text_20_body" style:list-style-name="L17">
      <style:paragraph-properties fo:margin-top="0in" fo:margin-bottom="0in"/>
    </style:style>
    <style:style style:name="P43" style:family="paragraph" style:parent-style-name="Text_20_body" style:list-style-name="L18">
      <style:paragraph-properties fo:margin-top="0in" fo:margin-bottom="0in"/>
    </style:style>
    <style:style style:name="P44" style:family="paragraph" style:parent-style-name="Text_20_body" style:list-style-name="L19">
      <style:paragraph-properties fo:margin-top="0in" fo:margin-bottom="0in"/>
    </style:style>
    <style:style style:name="P45" style:family="paragraph" style:parent-style-name="Text_20_body" style:list-style-name="L20">
      <style:paragraph-properties fo:margin-top="0in" fo:margin-bottom="0in"/>
    </style:style>
    <style:style style:name="P46" style:family="paragraph" style:parent-style-name="Text_20_body" style:list-style-name="L21">
      <style:paragraph-properties fo:margin-top="0in" fo:margin-bottom="0in"/>
    </style:style>
    <style:style style:name="P47" style:family="paragraph" style:parent-style-name="Text_20_body" style:list-style-name="L8">
      <style:paragraph-properties fo:margin-top="0in" fo:margin-bottom="0in" fo:background-color="#f99b1c">
        <style:background-image/>
      </style:paragraph-properties>
    </style:style>
    <style:style style:name="P48" style:family="paragraph" style:parent-style-name="Sender">
      <style:paragraph-properties fo:margin-top="0in" fo:margin-bottom="0.1965in"/>
    </style:style>
    <style:style style:name="P49" style:family="paragraph" style:parent-style-name="Table_20_Contents">
      <style:paragraph-properties fo:margin-top="0in" fo:margin-bottom="0.1965in"/>
    </style:style>
    <style:style style:name="P50" style:family="paragraph" style:parent-style-name="List_20_Contents">
      <style:paragraph-properties fo:margin-top="0in" fo:margin-bottom="0.1965in"/>
    </style:style>
    <style:style style:name="T1" style:family="text">
      <style:text-properties style:text-position="33% 8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icences</text:h>
      <text:section text:style-name="Sect1" text:name="main-content">
        <text:p text:style-name="P48"><text:span text:style-name="Emphasis">« Le véritable problème n'est ni la technique, ni la complexité des écritures du monde, c'est le problème des droits d'auteurs. Espérons que l'avenir nous sortira de ce tunnel, soit par une quelconque solution miracle au problème des droits, soit par une décision des grandes fonderies d'offrir ne serait-ce qu'une partie de leurs fontes aux utilisateurs du Web. »</text:span> ‒ Yannis Haralambous, <text:span text:style-name="Emphasis">Fontes et codages</text:span>, chapitre 10 « Fontes et pages Web », p. 361, O'Reilly, 2004. </text:p>
        <text:p text:style-name="Text_20_body">Sept ans ont passé depuis cette citation et nous sommes très clairement en train de sortir du tunnel sombre décrit par cet auteur, le problème des droits est abordé de front avec les solutions apportées par les licences libres et les nouvelles méthodologies qui en découlent, et d'autre part les grandes fonderies, emmenées parfois à reculons par l'évolution des technologies web, mettent progressivement à disposition une partie de leurs fontes sous des termes moins restrictifs !</text:p>
        <text:p text:style-name="Text_20_body">Pendant 600 ans et jusqu'aux années 1980, les techniques de la typographie (le plomb puis les systèmes optiques puis enfin les gros systèmes électroniques, qu'il s'agisse de la photocomposition* ou du phototitrage*) ne permettaient pas facilement les copies. Les questions techniques et légales étaient donc uniquement affaire de professionnels spécialistes, et les fontes libres n'existaient pas, à proprement parler. La licence (du latin <text:a xlink:type="simple" xlink:href="http://fr.wiktionary.org/wiki/licentia#la"><text:span text:style-name="Emphasis">licentia</text:span></text:a> <text:bookmark text:name="InsertNoteID_15_marker16"/><text:a xlink:type="simple" xlink:href="http://fr.flossmanuals.net/fontes-libres/licences#InsertNoteID_15"><text:span text:style-name="T1">1</text:span></text:a> « permission ») d'utilisation accompagnait implicitement l'outil.</text:p>
        <text:p text:style-name="Text_20_body">Distribuées dans chaque ordinateur et dans chaque appareil numérique, les fontes se sont multipliées au même rythme et ce domaine auparavant extrêmement spécialisé et fermé, a ainsi été ouvert dans un mélange assez inédit d'enthousiasme et de résistance.</text:p>
        <text:p text:style-name="Text_20_body">Les fontes sont un objet technique et juridique complexe, car s'y mêle à la fois une dimension artistique, une dimension logicielle, ainsi que des attentes et des scénarios d'usage divers.</text:p>
        <text:h text:style-name="Heading_20_2" text:outline-level="2">Rappels autour du copyright et du droit d'auteur</text:h>
        <text:p text:style-name="Text_20_body">Qu'il s'agisse de licences libres ou de licences non-libres, toute licence rappelle toujours le principe du respect du copyright et du droit d'auteur comme indiqué par les auteurs correspondants en vertu des accords internationaux dans ce domaine établis par la convention de Berne<text:bookmark text:name="InsertNoteID_36_marker37"/><text:a xlink:type="simple" xlink:href="http://fr.flossmanuals.net/fontes-libres/licences#InsertNoteID_36"><text:span text:style-name="T1">2</text:span></text:a> . Les licences énoncent ce qu'il est possible de faire ou non avec la fonte tel que l'a décidé l'auteur original de l'oeuvre. Chaque auteur possède automatiquement un copyright et peut ensuite disposer de son oeuvre à sa guise en y attachant la licence de son choix.</text:p>
        <text:p text:style-name="Text_20_body">En France, il est fait explicitement mention de la typo en tant qu'œuvre de l'esprit, voir l'<text:span text:style-name="Emphasis">Article L-112-2 du Code la Propriété Intellectuelle</text:span> : <text:span text:style-name="Emphasis">« Sont considérés notamment comme œuvres de l'esprit au sens du présent code (...) :</text:span>(...)<text:span text:style-name="Emphasis">8° Les œuvres graphiques et typographiques</text:span>. »</text:p>
        <text:p text:style-name="Quotations">Attention aux différences de connotation du mot licence dans le monde privateur*. Le mot licence renvoie à un bien immatériel avec une ambiguïté entre droits accordés à l'utilisateur final (ou plus précisément droit reservé) et <text:soft-page-break/>conditions générales de vente tandis qu'une licence libre expose, indépendamment de toute considération de limitation d'usage, la volonté de l'auteur et comment elle s'applique à tous les utilisateurs et contributeurs potentiels.</text:p>
        <text:h text:style-name="Heading_20_2" text:outline-level="2">L'apport des licences libres</text:h>
        <text:p text:style-name="Text_20_body">Les licences libres utilisent le mécanisme du copyright, qui est celui du droit d'auteur international harmonisée grâce à la convention de Berne, pour satisfaire et maintenir au cours de la vie du projet quatre libertés fondamentales :</text:p>
        <text:list xml:id="list558389708" text:style-name="L1">
          <text:list-item>
            <text:p text:style-name="P26">un droit d'usage non restreint </text:p>
          </text:list-item>
          <text:list-item>
            <text:p text:style-name="P26">le droit d'étudier </text:p>
          </text:list-item>
          <text:list-item>
            <text:p text:style-name="P26">le droit de modifier </text:p>
          </text:list-item>
          <text:list-item>
            <text:p text:style-name="P1">le droit de redistribuer </text:p>
          </text:list-item>
        </text:list>
        <text:p text:style-name="Text_20_body"> Ces principes sont issus du mouvement du Logiciel Libre<text:bookmark text:name="InsertNoteID_38_marker39"/><text:a xlink:type="simple" xlink:href="http://fr.flossmanuals.net/fontes-libres/licences#InsertNoteID_38"><text:span text:style-name="T1">3</text:span></text:a>.</text:p>
        <text:h text:style-name="Heading_20_2" text:outline-level="2">Où trouver les informations de licence d'une fonte ?</text:h>
        <text:p text:style-name="Text_20_body">En pratique, ces informations peuvent être faciles ou difficiles à trouver, mais se trouvent généralement :</text:p>
        <text:list xml:id="list1018991595" text:style-name="L2">
          <text:list-item>
            <text:p text:style-name="P27">dans la documentation </text:p>
          </text:list-item>
          <text:list-item>
            <text:p text:style-name="P27">sur le site web du fondeur ou dans le catalogue de la fonderie </text:p>
          </text:list-item>
          <text:list-item>
            <text:p text:style-name="P27">dans un FONTLOG <text:bookmark text:name="InsertNoteID_33_marker34"/><text:a xlink:type="simple" xlink:href="http://fr.flossmanuals.net/fontes-libres/licences#InsertNoteID_33"><text:span text:style-name="T1">4</text:span></text:a>  (à moins qu'il ne soit pas disponible) </text:p>
          </text:list-item>
          <text:list-item>
            <text:p text:style-name="P2">directement dans les métadonnées du fichier de fonte, accessible dans une boîte de dialogue des propriétés, depuis le système d'exploitation*. </text:p>
          </text:list-item>
        </text:list>
        <text:p text:style-name="Text_20_body">Des outils de gestion de collection de fontes (voir le paragraphe consacré à FontMatrix dans le chapitre « Outils complémentaires ») permettent aussi de chercher et de classer par licence et droits d'utilisation.</text:p>
        <text:p text:style-name="Text_20_body">Des services en ligne (<text:a xlink:type="simple" xlink:href="http://fr.wikipedia.org/">Wikipedia</text:a><text:bookmark text:name="InsertNoteID_18_marker19"/><text:a xlink:type="simple" xlink:href="http://fr.flossmanuals.net/fontes-libres/licences#InsertNoteID_18"><text:span text:style-name="T1">5</text:span></text:a>, <text:a xlink:type="simple" xlink:href="http://typedia.com/">Typedia</text:a><text:bookmark text:name="InsertNoteID_23_marker24"/><text:a xlink:type="simple" xlink:href="http://fr.flossmanuals.net/fontes-libres/licences#InsertNoteID_23"><text:span text:style-name="T1">6</text:span></text:a>, <text:a xlink:type="simple" xlink:href="http://scriptsource.org/">ScriptSource.org</text:a><text:bookmark text:name="InsertNoteID_26_marker27"/><text:a xlink:type="simple" xlink:href="http://fr.flossmanuals.net/fontes-libres/licences#InsertNoteID_26"><text:span text:style-name="T1">7</text:span></text:a>par exemple) permettent aussi de chercher et de trouver le choix de licence fait par l'auteur, du moins pour les fontes déjà cataloguées.</text:p>
        <text:p text:style-name="Text_20_body">En cas d'absence constatée de ces informations et en présence de fontes dont l'origine est douteuse et dont on pourrait supposer que les informations ont été délibérément retirées, il est vivement recommandé de tenter de contacter les auteurs originaux par d'autres moyens avant de trouver des alternatives plus transparentes. En effet certaines personnes mal intentionnées se sont spécialisées dans la redistribution (voire même la revente) de fontes dont les informations incluses par leurs auteurs ont été effacées.</text:p>
        <text:p text:style-name="Text_20_body">Pour aller plus loin, voir le chapitre « Bonnes pratiques des fondeurs ».</text:p>
        <text:h text:style-name="Heading_20_2" text:outline-level="2">En pratique : quelle licence libre choisir ?</text:h>
        <text:p text:style-name="Text_20_body">L'Open Font License<text:bookmark text:name="InsertNoteID_42_marker43"/><text:a xlink:type="simple" xlink:href="http://fr.flossmanuals.net/fontes-libres/licences#InsertNoteID_42"><text:span text:style-name="T1">8</text:span></text:a> (ou OFL) de la <text:a xlink:type="simple" xlink:href="http://scripts.sil.org/">SIL</text:a><text:bookmark text:name="InsertNoteID_29_marker30"/><text:a xlink:type="simple" xlink:href="http://fr.flossmanuals.net/fontes-libres/licences#InsertNoteID_29"><text:span text:style-name="T1">9</text:span></text:a> est à ce jour la licence la plus adaptée et la plus <text:soft-page-break/>utilisée pour les fontes libres, dans la mesure où elle intègre un bon équilibre entre l'aspect artistique d'une fonte et son aspect logiciel et dispose de fonctionnalités dédiées au monde de la typo, contrairement aux licences Creative Commons qui sont uniquement dédiées au contenu et à la licence GPL ou à la licence LGPL qui - même si elles sont les licences de logiciels libres de référence - ne prennent pas en compte les besoins particuliers de la fonte en tant que logiciel et dont l'usage induit des problèmes inattendus pour utilisateurs et contributeurs. Nous aborderons dans cet ouvrage la licence OFL non comme un tout monolithique mais au travers des solutions qu'elle apporte aux problématiques soulevées par les utilisateurs, dans le cadre plus général d'une approche inductive (bottom-up*) par opposition à l'approche déductive (top-down*) qui prévaut dans les fontes non-libres.</text:p>
        <text:p text:style-name="Text_20_body">Les principes pratiques de l'OFL peuvent être visualisés et expliqués par les pictogrammes suivants et leurs mots-clés :</text:p>
        <table:table table:name="Table1" table:style-name="Table1">
          <table:table-column table:style-name="Table1.A"/>
          <table:table-column table:style-name="Table1.B"/>
          <table:table-row>
            <table:table-cell table:style-name="Table1.A1" office:value-type="string">
              <text:p text:style-name="Table_20_Contents"><draw:frame draw:style-name="fr1" draw:name="graphics1" text:anchor-type="as-char" svg:width="0.5508in" svg:height="0.5508in" draw:z-index="0"><draw:image xlink:href="../../HTML-source/part-02-Methodologie/ch005_licences_files/IlHuman-readable-icons.png" xlink:type="simple" xlink:show="embed" xlink:actuate="onLoad"/></draw:frame></text:p>
            </table:table-cell>
            <table:table-cell table:style-name="Table1.A1" office:value-type="string">
              <text:p text:style-name="Table_20_Contents">Le pictogramme représente un auteur et indique qu'il faut reconnaître la paternité de l'auteur et ne jamais la retirer ou l'effacer (Paternité - Attribution en anglais)</text:p>
            </table:table-cell>
          </table:table-row>
          <table:table-row>
            <table:table-cell table:style-name="Table1.A1" office:value-type="string">
              <text:p text:style-name="Table_20_Contents"><draw:frame draw:style-name="fr1" draw:name="graphics2" text:anchor-type="as-char" svg:width="0.5508in" svg:height="0.5598in" draw:z-index="1"><draw:image xlink:href="../../HTML-source/part-02-Methodologie/ch005_licences_files/IlShareAlike.png" xlink:type="simple" xlink:show="embed" xlink:actuate="onLoad"/></draw:frame></text:p>
            </table:table-cell>
            <table:table-cell table:style-name="Table1.A1" office:value-type="string">
              <text:p text:style-name="Table_20_Contents">Le pictogramme représente un cycle vertueux et indique qu'il faut que la fonte et ses versions dérivées soient redistribuées de la même manière qu'elles ont été reçues pour que tout le monde en bénéficie à égalité (Partage à l'Identique - ShareAlike en anglais)</text:p>
            </table:table-cell>
          </table:table-row>
          <table:table-row>
            <table:table-cell table:style-name="Table1.A1" office:value-type="string">
              <text:p text:style-name="P49"><draw:frame draw:style-name="fr1" draw:name="graphics3" text:anchor-type="as-char" svg:width="0.5508in" svg:height="0.5508in" draw:z-index="2"><draw:image xlink:href="../../HTML-source/part-02-Methodologie/ch005_licences_files/IlEmbedding.png" xlink:type="simple" xlink:show="embed" xlink:actuate="onLoad"/></draw:frame></text:p>
            </table:table-cell>
            <table:table-cell table:style-name="Table1.A1" office:value-type="string">
              <text:p text:style-name="Table_20_Contents">Le pictogramme représente une fonte intégrée dans un document et indique qu'on a le droit d'incorporer la fonte et que cela n'influe pas sur la licence du document lui-même. (Incorporation - Embedding en anglais)</text:p>
            </table:table-cell>
          </table:table-row>
          <table:table-row>
            <table:table-cell table:style-name="Table1.A1" office:value-type="string">
              <text:p text:style-name="P49"><draw:frame draw:style-name="fr1" draw:name="graphics4" text:anchor-type="as-char" svg:width="0.5508in" svg:height="0.5508in" draw:z-index="3"><draw:image xlink:href="../../HTML-source/part-02-Methodologie/ch005_licences_files/IlRemaningDerivatives.png" xlink:type="simple" xlink:show="embed" xlink:actuate="onLoad"/></draw:frame></text:p>
            </table:table-cell>
            <table:table-cell table:style-name="Table1.A1" office:value-type="string">
              <text:p text:style-name="Table_20_Contents">Le pictogramme représente une fonte originale A et une fonte dérivée B dont l'aspect et le nom ont été changés et indique qu'il faut renommer la fonte quand on fait une version dérivée pour bien établir la distinction et pour éviter les collisions. (Renommage des Dérivés - DerivativeRenaming en anglais)</text:p>
            </table:table-cell>
          </table:table-row>
          <table:table-row>
            <table:table-cell table:style-name="Table1.A1" office:value-type="string">
              <text:p text:style-name="P49"><draw:frame draw:style-name="fr1" draw:name="graphics5" text:anchor-type="as-char" svg:width="0.5508in" svg:height="0.5508in" draw:z-index="4"><draw:image xlink:href="../../HTML-source/part-02-Methodologie/ch005_licences_files/IlBundlingWhenSelling.png" xlink:type="simple" xlink:show="embed" xlink:actuate="onLoad"/></draw:frame></text:p>
            </table:table-cell>
            <table:table-cell table:style-name="Table1.A1" office:value-type="string">
              <text:p text:style-name="Table_20_Contents">Le pictogramme représente un signe monétaire - la valeur financière de la fonte - placé entre parenthèses - la distribution conjointe - et indique que lorsque l'on vend une fonte il faut toujours la vendre avec un autre logiciel. La diffusion ou la distribution de la fonte originale ou modifiée gratuitement n'est pas restreinte. (Distribution Conjointe dans la Vente - BundlingWhenSelling en anglais)</text:p>
            </table:table-cell>
          </table:table-row>
        </table:table>
        <text:p text:style-name="Text_20_body">Pour résumer ces différents principes, les mots-clés suivants sont utilisés :</text:p>
        <text:list xml:id="list676358969" text:style-name="L3">
          <text:list-item>
            <text:p text:style-name="P28"><text:span text:style-name="Strong_20_Emphasis">permets</text:span> la distribution, la reproduction, l'incorporation et les œuvres dérivée </text:p>
          </text:list-item>
          <text:list-item>
            <text:p text:style-name="P3"><text:span text:style-name="Strong_20_Emphasis">impose</text:span> l'attribution, la notice, le partage à l'identique, le renommage des dérivés, la distribution conjointe dans la vente </text:p>
          </text:list-item>
        </text:list>
        <text:p text:style-name="Text_20_body">L'Open Font License est décrite en détail via une FAQ (Foire Aux Questions) disponible sur <text:a xlink:type="simple" xlink:href="http://scripts.sil.org/OFL">http://scripts.sil.org/OFL</text:a>.</text:p>
        <text:p text:style-name="Text_20_body">On peut remarquer qu'il existe une gradation entre licences restrictives, licences gratuites, licences de contenu, licences libres avec partage à l'identique (copyleft) et licences libres permissives. Différents modèles sont utilisés en fonction des besoins et des philosophies dans ce domaine pour former un continuum.</text:p>
        <text:h text:style-name="Heading_20_3" text:outline-level="3"><text:soft-page-break/>Licences de contenu :</text:h>
        <text:list xml:id="list1600955041" text:style-name="L4">
          <text:list-item>
            <text:p text:style-name="P29">Creative Commons CC-BY-NC-ND : paternité, utilisation non commerciale, pas de modification </text:p>
          </text:list-item>
          <text:list-item>
            <text:p text:style-name="P29">Creative Commons CC-BY-NC-SA : paternité, utilisation non commerciale, partage à l'identique </text:p>
          </text:list-item>
          <text:list-item>
            <text:p text:style-name="P29">Creative Commons CC-BY-NC : paternité, utilisation non commerciale. Cela montre les limites du modèle des licences de contenu pour les fontes, car cela semble suggérer une situation ubuesque où la définition de ce qui est un usage commercial et ce qui ne l'est pas est très difficile à distinguer. Utiliser une fonte non-commerciale entraîne une série de conséquences imprévues aux ramifications profondes et souvent inattendues: par exemple si un graphiste réalise un poster avec une fonte non-commerciale, pourra-t-il demander une participation aux frais de l'événement en question ou la licence concrétisant la volonté de l'auteur l'en empêchera-t-il légalement ? </text:p>
          </text:list-item>
          <text:list-item>
            <text:p text:style-name="P29">CC-BY-ND : paternité, utilisation non restreinte, pas de modification, partage à l'identique </text:p>
          </text:list-item>
          <text:list-item>
            <text:p text:style-name="P29">CC-BY-SA : paternité, utilisation  non restreinte, modifications autorisées, partage à l'identique </text:p>
          </text:list-item>
          <text:list-item>
            <text:p text:style-name="P4">CC-BY : paternité, utilisation et modification non restreintes     Il faut préciser que seules les licences CC-BY et CC-BY-SA sont considérées comme des licences libres de contenu: en effet les restrictions sur les modifications et les discriminations en fonction des usages - comme l'interdiction de vendre - font des autres combinaisons comme CC-BY-ND et CC-BY-NC des licences de contenu non libre même si leur usage peut parfois être justifié. </text:p>
          </text:list-item>
        </text:list>
        <text:h text:style-name="Heading_20_3" text:outline-level="3">Licences culturelles</text:h>
        <text:p text:style-name="Text_20_body">Cette licence, comme la <text:span text:style-name="Strong_20_Emphasis">licence Art Libre</text:span> ne sépare pas contenu et logiciel volontairement en parlant d'œuvre.</text:p>
        <text:h text:style-name="Heading_20_3" text:outline-level="3">Licences libres avec partage à l'identique</text:h>
        <text:p text:style-name="Text_20_body">Elle propose un droit d'usage non restreint, droit d'étudier, droit de modifier, droit de redistribuer. Avec certaines clauses visant à maintenir ces droits pour tous qu'ils soient utilisateurs ou contributeurs.</text:p>
        <text:list xml:id="list2095467453" text:style-name="L5">
          <text:list-item>
            <text:p text:style-name="P30">La licence OFL </text:p>
          </text:list-item>
          <text:list-item>
            <text:p text:style-name="P5">la licence GPL (et dans une moindre mesure la LGPL) </text:p>
          </text:list-item>
        </text:list>
        <text:h text:style-name="Heading_20_3" text:outline-level="3">Les licences libres permissives</text:h>
        <text:list xml:id="list456378400" text:style-name="L6">
          <text:list-item>
            <text:p text:style-name="P31">les licences BSD, MIT et X11 qui laissent la porte ouverte à une restriction des droits en aval </text:p>
          </text:list-item>
          <text:list-item>
            <text:p text:style-name="P6">la licence Apache qui se distingue des trois précédentes par l'intégration d'un dispositif de riposte opportuniste en cas de guerre des brevets. Les rares exemples de fontes sous licence Apache sont éloquents, il s'agit principalement des fontes système Android et de certaines fontes du service Google Web Fonts. </text:p>
          </text:list-item>
        </text:list>
        <text:p text:style-name="Text_20_body"><text:soft-page-break/>L'ensemble des différentes licences pour logiciels libres est présenté et commenté en anglais sur le site de la <text:a xlink:type="simple" xlink:href="http://www.fsf.org/licenses">Free Software Foundation</text:a><text:bookmark text:name="InsertNoteID_32_marker33"/><text:a xlink:type="simple" xlink:href="http://fr.flossmanuals.net/fontes-libres/licences#InsertNoteID_32"><text:span text:style-name="T1">10</text:span></text:a> (FSF) et de l'<text:a xlink:type="simple" xlink:href="http://www.opensource.org/licenses">Open Source Initiative</text:a><text:bookmark text:name="InsertNoteID_37_marker38"/><text:a xlink:type="simple" xlink:href="http://fr.flossmanuals.net/fontes-libres/licences#InsertNoteID_37"><text:span text:style-name="T1">11</text:span></text:a> (OSI), ce dernier offrant un flanc nettement plus mou aux logiques non-libres.</text:p>
        <text:p text:style-name="Text_20_body">Il faut souligner que l'expression  « libre de droits » qui a court dans le milieu du graphisme pour désigner les photos ou les vidéos est un abus de langage quand on considère les diverses licences libres : ce qui est qualifié de libre de droits est souvent restreint sur l'une de quatre libertés fondamentales citées plus haut : droit d'usage restreint, droit d'étudier restreint, droit de modifier et droit de redistribuer ignoré. Il ne faut donc pas confondre les contenus et les logiciels sous licences libres distribués sous une des licences citées plus haut et ces contenus « libres de droits ». Toute licence libre établie et reconnue par des instances communautaire comme la FSF ou l'OSI est bien légale, basée sur le droit d'auteur et reflétant la volonté de son auteur, le détenteur du copyright, de donner des droits précis à d'autres qu'ils soient utilisateurs ou contributeurs.</text:p>
        <text:list xml:id="list206888345" text:style-name="L7">
          <text:list-item>
            <text:p text:style-name="P32"><text:bookmark text:name="InsertNote_NoteList"/><text:bookmark text:name="InsertNoteID_15"/>http://fr.wiktionary.org/wiki/licentia#la<text:bookmark text:name="InsertNoteID_15_LinkBacks"/><text:a xlink:type="simple" xlink:href="http://fr.flossmanuals.net/fontes-libres/licences#InsertNoteID_15_marker16"><text:span text:style-name="T1">^</text:span></text:a> </text:p>
          </text:list-item>
          <text:list-item>
            <text:p text:style-name="P32"><text:bookmark text:name="InsertNoteID_36"/>http://fr.wikipedia.org/wiki/Convention_de_Berne_pour_la_protection_des_%C5%93uvres_litt%C3%A9raires_et_artistiques<text:bookmark text:name="InsertNoteID_36_LinkBacks"/><text:a xlink:type="simple" xlink:href="http://fr.flossmanuals.net/fontes-libres/licences#InsertNoteID_36_marker37"><text:span text:style-name="T1">^</text:span></text:a> </text:p>
          </text:list-item>
          <text:list-item>
            <text:p text:style-name="P32"><text:bookmark text:name="InsertNoteID_38"/>Introduction au logiciel Libre par l'APRIL: Association de Promotion et de Recherche en Informatique Libre - http://www.april.org/articles/intro/ll.html<text:bookmark text:name="InsertNoteID_38_LinkBacks"/><text:a xlink:type="simple" xlink:href="http://fr.flossmanuals.net/fontes-libres/licences#InsertNoteID_38_marker39"><text:span text:style-name="T1">^</text:span></text:a> </text:p>
          </text:list-item>
          <text:list-item>
            <text:p text:style-name="P32"><text:bookmark text:name="InsertNoteID_33"/>Un FONTLOG est un document standardisé qui fait partie des recommandations et bonnes pratiques pour les fontes libres et qui décrit l'historique, les orientations artistiques et linguistiques du projet et répertorie les changements et les coordonnées des différents auteurs. Voir la FAQ (Foire Aux Questions) de l'OFL. <text:bookmark text:name="InsertNoteID_33_LinkBacks"/><text:a xlink:type="simple" xlink:href="http://fr.flossmanuals.net/fontes-libres/licences#InsertNoteID_33_marker34"><text:span text:style-name="T1">^</text:span></text:a> </text:p>
          </text:list-item>
          <text:list-item>
            <text:p text:style-name="P32"><text:bookmark text:name="InsertNoteID_18"/>http://fr.wikipedia.org<text:bookmark text:name="InsertNoteID_18_LinkBacks"/><text:a xlink:type="simple" xlink:href="http://fr.flossmanuals.net/fontes-libres/licences#InsertNoteID_18_marker19"><text:span text:style-name="T1">^</text:span></text:a> </text:p>
          </text:list-item>
          <text:list-item>
            <text:p text:style-name="P32"><text:bookmark text:name="InsertNoteID_23"/>http://typedia.com/<text:bookmark text:name="InsertNoteID_23_LinkBacks"/><text:a xlink:type="simple" xlink:href="http://fr.flossmanuals.net/fontes-libres/licences#InsertNoteID_23_marker24"><text:span text:style-name="T1">^</text:span></text:a> </text:p>
          </text:list-item>
          <text:list-item>
            <text:p text:style-name="P32"><text:bookmark text:name="InsertNoteID_26"/>http://scriptsource.org<text:bookmark text:name="InsertNoteID_26_LinkBacks"/><text:a xlink:type="simple" xlink:href="http://fr.flossmanuals.net/fontes-libres/licences#InsertNoteID_26_marker27"><text:span text:style-name="T1">^</text:span></text:a> </text:p>
          </text:list-item>
          <text:list-item>
            <text:p text:style-name="P32"><text:bookmark text:name="InsertNoteID_42"/>http://scripts.sil.org/OFL<text:bookmark text:name="InsertNoteID_42_LinkBacks"/><text:a xlink:type="simple" xlink:href="http://fr.flossmanuals.net/fontes-libres/licences#InsertNoteID_42_marker43"><text:span text:style-name="T1">^</text:span></text:a> </text:p>
          </text:list-item>
          <text:list-item>
            <text:p text:style-name="P32"><text:bookmark text:name="InsertNoteID_29"/>http://scripts.sil.org/<text:bookmark text:name="InsertNoteID_29_LinkBacks"/><text:a xlink:type="simple" xlink:href="http://fr.flossmanuals.net/fontes-libres/licences#InsertNoteID_29_marker30"><text:span text:style-name="T1">^</text:span></text:a> </text:p>
          </text:list-item>
          <text:list-item>
            <text:p text:style-name="P32"><text:bookmark text:name="InsertNoteID_32"/>http://www.fsf.org/licenses<text:bookmark text:name="InsertNoteID_32_LinkBacks"/><text:a xlink:type="simple" xlink:href="http://fr.flossmanuals.net/fontes-libres/licences#InsertNoteID_32_marker33"><text:span text:style-name="T1">^</text:span></text:a> </text:p>
          </text:list-item>
          <text:list-item>
            <text:p text:style-name="P7"><text:bookmark text:name="InsertNoteID_37"/>http://www.opensource.org/licenses<text:bookmark text:name="InsertNoteID_37_LinkBacks"/><text:a xlink:type="simple" xlink:href="http://fr.flossmanuals.net/fontes-libres/licences#InsertNoteID_37_marker38"><text:span text:style-name="T1">^</text:span></text:a> </text:p>
          </text:list-item>
        </text:list>
        <text:p text:style-name="Text_20_body"/>
        <text:h text:style-name="Heading_20_1" text:outline-level="1"><text:bookmark text:name="main-content"/>Intentions et attentions</text:h>
        <text:section text:style-name="Sect1" text:name="Section1">
          <text:p text:style-name="Text_20_body">En fonction des publics que nous voulons servir, nous pouvons cerner les usages souhaitables d'une fonte et déterminer ensuite en quoi les fontes libres permettent l'introduction de bonnes pratiques autour de ces usages.</text:p>
          <text:p text:style-name="Text_20_body">Les usages souhaitables d'une fonte sont au moins de trois ordres :</text:p>
          <text:list xml:id="list929680191" text:style-name="L9">
            <text:list-item>
              <text:p text:style-name="P34">- la <text:span text:style-name="Strong_20_Emphasis">plasticité</text:span>, c'est-à-dire le fait de pouvoir modifier des formes de caractères existantes, de les combiner ou d'en introduire de nouvelles ; </text:p>
            </text:list-item>
            <text:list-item>
              <text:p text:style-name="P34">- la <text:span text:style-name="Strong_20_Emphasis">portabilité</text:span>, qui consiste à pouvoir utiliser la même fonte dans des travaux d'impression mais aussi dans des travaux de conception des sites web, étant <text:soft-page-break/>entendu que l'avancée des technologies permet dorénavant de référencer des fontes dans les feuilles de style d'une page web ; </text:p>
            </text:list-item>
            <text:list-item>
              <text:p text:style-name="P9">- le <text:span text:style-name="Strong_20_Emphasis">partage</text:span>, qui consiste à pouvoir redistribuer la fonte à d'autres sous certaines conditions, comme par exemple son client afin de pouvoir intégrer sa prestation graphique dans un système évolutif et cohérent. </text:p>
            </text:list-item>
          </text:list>
          <text:p text:style-name="Text_20_body">Pour un graphiste travaillant sur des oeuvre utilisant des langues moins connues, les usages souhaitables d'une fonte, s'ils peuvent recouvrir les usages évoqués précédemment incluent davantage une dimension fonctionnelle et peuvent donc s'étendre aux principes suivants :</text:p>
          <text:list xml:id="list571171394" text:style-name="L10">
            <text:list-item>
              <text:p text:style-name="P35">- l'<text:span text:style-name="Strong_20_Emphasis">évolutivité linguistique</text:span>, c'est-à-dire la possibilité de faire évoluer la fonte et d'étendre ainsi sa couverture linguistique afin de prendre en charge des langues non ou mal servies par le circuit typographique dominant, car souvent jugées inopportunes, non rentables, trop complexes ou tout simplement inconnues par les fonderies privatives ; </text:p>
            </text:list-item>
            <text:list-item>
              <text:p text:style-name="P35">- l'<text:span text:style-name="Strong_20_Emphasis">interopérabilité</text:span>, c'est-à-dire la possibilité de faire fonctionner la fonte dans une chaîne de traitement plus cohérente et plus pérenne, n'étant plus à la merci d'une quelconque guerre des formats et des éditeurs mais pouvant transposer facilement son travail dans un nouvel environnement au gré de ses propres besoins grâce aux efforts fait pour adhérer à des standards ouverts et aux des bonne pratiques correspondantes. </text:p>
            </text:list-item>
            <text:list-item>
              <text:p text:style-name="P10">Il est important de noter que les usages des uns induisent les usages des autres. Il paraît en effet difficile d'envisager l'évolutivité linguistique sans introduire une part de plasticité ; de même qu'il paraît impensable de dissocier totalement l'interopérabilité d'une part et la portabilité et le partage d'autre part. Les perspectives peuvent être parfois très plurielles mais la dimension collaborative du logiciel libre facilite grandement les progrès communs de la création de ressources mutuellement partagées et dans l'émulation joyeuse que ces échanges radicalement neufs peuvent souvent provoquer.</text:p>
            </text:list-item>
          </text:list>
        </text:section>
        <text:p text:style-name="Text_20_body"/>
        <text:h text:style-name="Heading_20_1" text:outline-level="1"><text:bookmark text:name="main-content1"/>Bonnes pratiques des fondeurs</text:h>
        <text:section text:style-name="Sect1" text:name="Section2">
          <text:p text:style-name="Text_20_body">Afin de tenir compte des intentions évoquées précédemment (voir chapitre « Intentions et attentions », le fondeur s'attache à concevoir et publier les fontes en fonction des objectifs poursuivis. Dans un second temps, l'auteur aura une démarche pédagogique afin d'expliquer en quoi les solutions proposées permettront de résoudre les problèmes soulevés. Nous allons voir dans ce chapitre que la prise en compte de ces attentes implique non seulement, comme on peut s'y attendre, des changements profonds dans la politique de licence de la fonderie, mais qu'elle appelle également un assouplissement des pratiques même de conception des fontes et un élargissement des pratiques liées à la diffusion et à la maintenance d'un projet.</text:p>
          <text:h text:style-name="Heading_20_2" text:outline-level="2"><text:soft-page-break/>Conditions de modification et de redistribution</text:h>
          <text:p text:style-name="Text_20_body">Ainsi, pour permettre la <text:span text:style-name="Strong_20_Emphasis">plasticité</text:span>, le fondeur doit explicitement autoriser la modification des sources.</text:p>
          <text:p text:style-name="Text_20_body">Ceci est précisé clairement dans l'OFL (voir le paragraphe « Permission &amp; conditions »).</text:p>
          <text:p text:style-name="Text_20_body">Nous survolerons les extraits suivant de la traduction non-officielle de l'original de l'OFL. </text:p>
          <text:p text:style-name="Text_20_body">Il faut souligner un point important : l'OFL est rédigée en anglais et, comme toute license de logiciel reconnue au niveau international, elle est prévue pour être utilisée en anglais pour des raisons de cohérence et pour éviter les ambiguités juridiques d'interprétation par pays dues aux traductions éventuelles. Bien évidemment des traductions non-officielles dans plusieurs langues existent pour faciliter la compréhension des mécanismes juridiques (et de la Foire Aux Questions correspondante) mais il ne faut pas utiliser ces traductions dans un projet de fonte car elle n'ont aucune valeur juridique. Attention, ne pas utiliser la version originale mais une version dérivée traduite dans telle ou telle langue vous expose à des risques juridiques imprévus et est vivement déconseillée. Seule la version anglaise a bénéficié d'une analyse et d'une validation juridique poussée.</text:p>
          <text:p text:style-name="P48">« <text:span text:style-name="Emphasis">La permission est ici accordée, sans contrepartie financière, à toute personne ayant obtenu une copie de la 'fonte' de l'utiliser, l'étudier, la copier, la fusionner, l'incorporer, la </text:span><text:span text:style-name="Emphasis"><text:span text:style-name="Strong_20_Emphasis">modifier</text:span></text:span><text:span text:style-name="Emphasis">, la redistribuer.  </text:span> [...] » </text:p>
          <text:p text:style-name="Text_20_body">Pour un exemple de modification plastique d'une fonte, voir chapitre  « Comment modifier un glyphe ».</text:p>
          <text:p text:style-name="Text_20_body">Par ailleurs, la fourniture des fichiers sources, des croquis préparatoires ou grilles de construction, et autres fichiers utiles à un autre graphiste facilitera le travail de modification de la fonte dans le respect ou en cohérence avec sa première mouture. De plus, cela facilitera l'émergence de pratiques participatives cohérentes autour de la fonte.</text:p>
          <text:p text:style-name="Text_20_body">La définition préliminaire d'une fonte dans l'OFL mentionne cela explicitement :</text:p>
          <text:p text:style-name="P48">«<text:span text:style-name="Emphasis">L'appellation 'fonte' désigne l'ensemble des fichiers mis à disposition par le(s) titulaire(s) du copyright sous cette licence et clairement identifiés comme tels. Cela peut inclure des sources, des scripts de construction, de la documentation</text:span>  [...] »<text:span text:style-name="Emphasis">.</text:span> </text:p>
          <text:p text:style-name="Text_20_body">Pour la préparation et l'organisation des sources, nous vous invitons à vous reporter au chapitre « Organiser ses sources ».</text:p>
          <text:p text:style-name="Text_20_body">La <text:span text:style-name="Strong_20_Emphasis">portabilité</text:span> et le <text:span text:style-name="Strong_20_Emphasis">partage</text:span> sont souvent dissociés dans les fontes non libres (voir le chapitre « La valise des fontes »). Toutefois, dans le cas d'une fonte libre, ces deux permissions sont accordées conjointement.</text:p>
          <text:p text:style-name="P48">« <text:span text:style-name="Emphasis">La permission est accordée, sans contrepartie financière, à toute personne ayant obtenu une copie de la 'fonte', de l'utiliser, l'étudier, la copier, la fusionner, l'</text:span><text:span text:style-name="Emphasis"><text:span text:style-name="Strong_20_Emphasis">incorporer</text:span></text:span><text:span text:style-name="Emphasis">, la modifier, la </text:span><text:span text:style-name="Emphasis"><text:span text:style-name="Strong_20_Emphasis">redistribuer</text:span></text:span><text:span text:style-name="Emphasis">, de vendre des Versions Originales ou Version Modifiées soumis aux condition suivantes: </text:span>[...] » </text:p>
          <text:h text:style-name="Heading_20_2" text:outline-level="2"><text:soft-page-break/>Prise en compte des contextes d'utilisation dès la création</text:h>
          <text:p text:style-name="Text_20_body">Les deux points suivants appellent une attention plus poussée encore de la part du fondeur, et ce, d'autant plus que les licences libres ne les mentionnent pas explicitement.</text:p>
          <text:p text:style-name="Text_20_body">Pour l'<text:span text:style-name="Strong_20_Emphasis">évolutivité</text:span>, il convient de prévoir de fournir les signes diacritiques en tant qu'éléments ou composants séparés, afin que les utilisateurs aient les ingrédients de base pour adapter la fonte à leur alphabet. Cette pratique peut constituer un bon compromis entre le temps de création initial d'une part et la vie ultérieure de la fonte d'autre part.</text:p>
          <text:p text:style-name="Text_20_body">Pour une application de cette bonne pratique, nous vous invitons à vous reporter au chapitre « Comment ajouter des glyphes à une fonte.  ».</text:p>
          <text:p text:style-name="Text_20_body">Pour l'<text:span text:style-name="Strong_20_Emphasis">interopérabilité</text:span>, il convient d'être attentif à deux choses :</text:p>
          <text:list xml:id="list952935897" text:style-name="L11">
            <text:list-item>
              <text:p text:style-name="P36">d'une part, veiller à ce que les <text:span text:style-name="Strong_20_Emphasis">formats</text:span> proposés puissent convenir à toutes les applications ciblées. C'est pourquoi, en fonction des besoins, la version .otf peut être accompagnée d'une version TrueType (.ttf) afin de pouvoir fonctionner dans les logiciels plus anciens, notamment sur des outils bureautiques ou d'anciens systèmes d'exploitation. Pour en savoir plus, voir le chapitre « Comment ajouter des glyphes à une fonte » ; </text:p>
            </text:list-item>
            <text:list-item>
              <text:p text:style-name="P11">d'autre part, s'assurer que les fontes soient bien <text:span text:style-name="Strong_20_Emphasis">conformes au standard Unicode</text:span>. Il s'agit tout particulièrement de veiller à ce que chaque glyphe* corresponde à un caractère Unicode, sans quoi certains glyphes ne seront pas accessibles directement dans la table des caractères du traitement de textes, par exemple. Certaines fonctionnalités OpenType permettent en effet de faire apparaître directement des glyphes sans que le caractère soit nommé dans la table Unicode, ce qui pénalise lourdement les utilisateurs d'applications ne supportant pas certaines fonctionnalités OpenType sophistiquées permettant l'accés à ces glyphes « cachés ». Plusieurs applications comme XeLaTeX, LibreOffice, Mozilla Firefox ou l'environnement GNOME commencent à élargir le champ de possibilités dans ce domaine mais il faut prendre en compte la majeure partie des applications qui restent limitées. Pour de plus amples informations, lire le chapitre « Comment ajouter des glyphes à une fonte ». </text:p>
            </text:list-item>
          </text:list>
          <text:p text:style-name="Text_20_body">Pour une application de ces bonnes pratiques, Voir chapitre  « Comment modifier une fonte » .</text:p>
        </text:section>
        <text:p text:style-name="Text_20_body"/>
        <text:h text:style-name="Heading_20_1" text:outline-level="1"><text:bookmark text:name="main-content2"/>Recommandations de nommage</text:h>
        <text:section text:style-name="Sect1" text:name="Section3">
          <text:p text:style-name="Text_20_body">Le nommage ou plus exactement la nomenclature qu'un dessinateur de caractère est amené à choisir pour désigner son œuvre revêt une importance particulière et mérite un temps de réflexion suffisant avant que le projet ne soit rendu public.</text:p>
          <text:p text:style-name="Text_20_body">En effet, le fait de choisir un nom original permet à l'auteur de démarquer sa création du reste des autres fontes publiquement disponibles.</text:p>
          <text:p text:style-name="Text_20_body">Les éléments culturels et les connotations du nom choisi constituent une interface <text:soft-page-break/>unique, un lien de confiance entre créateurs et utilisateurs. C'est en quelque sorte une marque dont les utilisateurs vont plus facilement se souvenir et qui va se rattacher à un contexte de référence familier.</text:p>
          <text:p text:style-name="Text_20_body">Il faut cependant distinguer le nom interne de la fonte - celle qui apparaît dans le menu d'un traitement de texte ou d'un logiciel de dessin vectoriel - et le nom des fichiers de la fonte.</text:p>
          <text:p text:style-name="P12"><draw:frame draw:style-name="fr1" draw:name="graphics6" text:anchor-type="as-char" svg:width="2.5228in" svg:height="2.7709in" draw:z-index="5"><draw:image xlink:href="../../HTML-source/part-02-Methodologie/ch008_mecanisme-de-nomage_files/traitement%25201.png" xlink:type="simple" xlink:show="embed" xlink:actuate="onLoad"/></draw:frame></text:p>
          <text:p text:style-name="P12"><text:span text:style-name="Emphasis">Voilà à quoi peut ressembler une liste de fontes disponibles.</text:span></text:p>
          <text:p text:style-name="Text_20_body">Choisir un nom permet donc d'ouvrir un espace de nommage dédié bien reconnaissable dans lequel les variations prévues de graisse ou de style pourront s'inscrire.</text:p>
          <text:h text:style-name="Heading_20_2" text:outline-level="2">Choisir un nom original</text:h>
          <text:p text:style-name="Text_20_body">C'est à l'auteur que revient le privilège de nommer sa création, à moins, bien entendu, que ce soit un travail de commande externe où le nom est imposé par le contexte et la volonté du client.</text:p>
          <text:p text:style-name="Text_20_body">Les facteurs influençant le choix pourront être par exemple le style recherché, l'origine géographique ou la période, le fait de vouloir faire un hommage ou une parodie dans la connotation du nom.</text:p>
          <text:p text:style-name="Text_20_body">Il faut aussi noter que certains auteurs ou fonderies peuvent choisir d'inclure leurs initiales ou leur nom dans un des mots formant le nom complet de la fonte de manière à ce qu'on puisse facilement reconnaître toutes les fontes du même auteur.</text:p>
          <text:h text:style-name="Heading_20_3" text:outline-level="3">Limitations techniques</text:h>
          <text:p text:style-name="Text_20_body">Il faut cependant faire attention à certaines limitations dans le choix du nom. Par exemple, un nom trop long ou contenant des caractères spéciaux comme un tiret posera problème et empêchera que la fonte ainsi nommée fonctionne et apparaisse normalement dans le menu de fontes. Voir les spécifications et recommandations du standard OpenType<text:bookmark text:name="InsertNoteID_6_marker7"/><text:a xlink:type="simple" xlink:href="http://fr.flossmanuals.net/fontes-libres/mecanisme-de-nomage#InsertNoteID_6"><text:span text:style-name="T1">1</text:span></text:a>  pour plus de détails.</text:p>
          <text:h text:style-name="Heading_20_2" text:outline-level="2"><text:soft-page-break/>Prévoir le développement et la vie future du projet</text:h>
          <text:p text:style-name="Text_20_body">Au-delà du choix initial, il faut prévoir la suite de la vie et de la croissance du projet. En effet, faire le choix d'une licence libre implique la possibilité que d'autres créateurs puissent publier séparément leurs travaux dérivés ou puissent renvoyer directement à l'auteur original des fonctionnalités intéressantes qui seront reversées dans la version originale si le premier auteur le décide. L'auteur n'est donc plus tout seul à faire évoluer le projet mais il reste néanmoins le seul à décider du devenir de la version souche tandis que les versions dérivées sont sous la responsabilité de ceux qui les ont lancées.</text:p>
          <text:p text:style-name="Text_20_body">Certaines versions dérivées pourront éventuellement à terme comporter plus de fonctionnalités, permettre un usage dans plus de langues ou de styles différents et ainsi toucher un public plus large que l'original. Mais si le nom original est bien choisi et que les mots qui le constituent sont réservés par l'auteur, les fontes dérivées ne pourront pas se substituer à l'original mais leur statut de dérivés restera clair aux yeux des utilisateurs et ne sera pas source de confusion. Dans la documentation de ces fontes dérivées, on trouvera des informations sur l'original et une mention du nom original avant changement mais on pourra clairement les distinguer entres elles en parcourant le menu de fontes dans son logiciel favori.</text:p>
          <text:p text:style-name="Text_20_body">Le fondeur doit donc choisir puis réserver un espace de nommage en prenant en compte les dérivés auxquels son œuvre peut donner naissance maintenant ou dans le futur.</text:p>
          <text:h text:style-name="Heading_20_2" text:outline-level="2">Quelles sont les problématiques à prendre en compte ?</text:h>
          <text:p text:style-name="Text_20_body">Il y a un délicat équilibre à atteindre : il faut à la fois autoriser les modifications et la création de dérivés par d'autres personnes - y compris des inconnus, ce qui a de grandes chances d'être le cas du moins au début - tout en évitant les collisions avec l'original qui sera peut-être amené à changer et à continuer à évoluer de son côté - et ainsi garantir la stabilité des documents. C'est à la fois une ouverture complète et une discipline que respecteront le créateur initial et tous les autres contributeurs. Le créateur initial indique qu'il accepte que d'autres fassent toutes les modifications voulues sans classifier les changements mineurs ou majeurs mais ils doivent le faire "ailleurs", ou dans leur coin, sans porter atteinte au travail original.</text:p>
          <text:p text:style-name="Text_20_body">Les patchs et modifications peuvent alors exister et voyager sans collisions d'une branche à l'autre et vers le tronc : c'est-à-dire la version originale. Chaque mainteneur de branche, c'est-à-dire de version dérivée, veillera à garder sa partie de la nomenclature cohérente.</text:p>
          <text:h text:style-name="Heading_20_2" text:outline-level="2">Une solution issue du mouvement du Logiciel Libre : l'OFL et les noms de fontes réservés (Reserved Font Names)</text:h>
          <text:p text:style-name="Text_20_body">L'OFL (Open Font License) a été tout spécialement conçue en partenariat avec les acteurs majeurs de la communauté du logiciel libre et des représentants des fonderies traditionelles pour proposer une solution adaptée à ces problématiques en permettant à chaque auteur original et contributeur additionnel de réserver un ou plusieurs noms tout en autorisant les modifications en aval. Le mécanisme de réservation des noms - comme défini dans les clauses <text:span text:style-name="Emphasis">With Reserved Font Names</text:span> "ExempleDeNomRéservé" de l'OFL, dans <text:soft-page-break/>l'en-tête de la licence - à l'endroit où le copyright est indiqué par les auteurs - est tout spécialement prévu pour définir ce point d'équilibre.  Ce dernier établit une zone neutre entre les besoins du créateur original de garder le contrôle sur une version de référence du projet et son désir de permettre à d'autres d'étendre et d'expérimenter à partir de sa création.</text:p>
          <text:p text:style-name="Text_20_body">Voici le modèle à personnaliser dans l'entête de la licence en remplissant les &lt;&gt;</text:p>
          <text:p text:style-name="Text_20_body">Copyright (c) &lt;dates&gt;, &lt;Copyright Holder&gt; (&lt;URL|email&gt;),<text:line-break/>with Reserved Font Name &lt;Reserved Font Name&gt;.<text:line-break/>Copyright (c) &lt;dates&gt;, &lt;additional Copyright Holder&gt; (&lt;URL|email&gt;),<text:line-break/>with Reserved Font Name &lt;additional Reserved Font Name&gt;.<text:line-break/>Copyright (c) &lt;dates&gt;, &lt;additional Copyright Holder&gt; (&lt;URL|email&gt;).<text:line-break/> <text:line-break/>This Font Software is licensed under the SIL Open Font License, Version 1.1.<text:line-break/>This license is copied below, and is also available with a FAQ at:<text:line-break/><text:a xlink:type="simple" xlink:href="http://scripts.sil.org/OFL%20">http://scripts.sil.org/OFL </text:a></text:p>
          <text:p text:style-name="Text_20_body">Voir les chapitres « Comment créer une fonte » et « Comment modifier une fonte » pour des exemples pratiques détaillés et commentés de choix de nommage.</text:p>
          <text:p text:style-name="Text_20_body">Dans une optique internationale et par souci de cohérence avec le modèle juridique harmonisé de la convention de Berne et ainsi faciliter l'usage et la reconnaissance à échelle mondiale de la volonté du et des auteurs, cet en-tête sera rempli et conservé en anglais (ce qui n'empêche pas bien sûr que de la documentation en français ou toute autre langue choisie soit livrée avec la fonte).</text:p>
          <text:h text:style-name="Heading_20_2" text:outline-level="2">Choix de numéros de version</text:h>
          <text:p text:style-name="Text_20_body">Dans la même logique que le choix d'un nom et sa réservation, il faut aussi prêter attention au choix des numéros de version dans un projet de création de fonte. Les numéros de version de la fonte existent pour donner la possibilité de distinguer les étapes de la vie du projet et bien identifier le cycle de développement. Il existe plusieurs approches déterminées par les spécificités du projet et des choix des auteurs.</text:p>
          <text:p text:style-name="Text_20_body">Des recommandations générales peuvent être :</text:p>
          <text:list xml:id="list550826882" text:style-name="L12">
            <text:list-item>
              <text:p text:style-name="P37">distinguer les versions d'essai et de développement des versions stables et bien validées par exemple par l'utilisation de modes mineurs et majeur, par exemple : 1.2.3. ; </text:p>
            </text:list-item>
            <text:list-item>
              <text:p text:style-name="P37">distinguer les différentes versions grâce à la date de sortie officielle, année et mois, par exemple : 2008.10 ; </text:p>
            </text:list-item>
            <text:list-item>
              <text:p text:style-name="P37">utiliser des tags ajoutés à ces numéros de version pour signifier un état précis : alpha, beta, test, rc (release-candidate) ; </text:p>
            </text:list-item>
            <text:list-item>
              <text:p text:style-name="P13">publier votre travail rapidement et souvent<text:bookmark text:name="InsertNoteID_18_marker191"/><text:a xlink:type="simple" xlink:href="http://fr.flossmanuals.net/fontes-libres/mecanisme-de-nomage#InsertNoteID_18"><text:span text:style-name="T1">2</text:span></text:a>. </text:p>
            </text:list-item>
          </text:list>
          <text:p text:style-name="Text_20_body">Habituellement ces nombres sont ordonnés du plus significatif au moins significatif : une évolution du premier nombre correspond à une refonte (relative) du logiciel, tandis que le dernier correspond à une évolution mineure. Ainsi, une version nommée «2.70» pourrait avoir le sens suivant :</text:p>
          <text:list xml:id="list407076986" text:style-name="L13">
            <text:list-item>
              <text:p text:style-name="P38"><text:soft-page-break/>2<text:span text:style-name="T1">e</text:span> version publiée ; </text:p>
            </text:list-item>
            <text:list-item>
              <text:p text:style-name="P14">70<text:span text:style-name="T1">e</text:span> ajout de fonctionnalité (ou correction de problèmes) dans la version 2. </text:p>
            </text:list-item>
          </text:list>
          <text:p text:style-name="Text_20_body">De manière générale, plus les modifications apportées par le nouveau patch ou la nouvelle version sont importantes, plus le numéro changera à gauche. S'il s'agit d'une simple correction d'un bug mineur on passera de 2.70 à 2.71. Par contre si on a le droit à une mise à jour majeure (de nouvelles fonctionnalités, une ergonomie différente, etc.) on passera de 2.7 à 3.0.</text:p>
          <text:p text:style-name="Text_20_body">Traditionnellement, la première version fonctionnelle d'un logiciel est notée 1.0. Certaines versions de logiciels sont notées 0.x ou 0.x.x, indiquant par là même que le logiciel n'est pas abouti et correspond généralement à une version bêta.</text:p>
          <text:p text:style-name="Text_20_body">Ces nouvelles versions et la description des changements et des personnes qui les ont réalisées sont décrites dans le FONTLOG.tx.</text:p>
          <text:h text:style-name="Heading_20_2" text:outline-level="2">Foire Aux Questions OFL</text:h>
          <text:p text:style-name="Text_20_body">La FAQ (Foire Aux Questions) de l'OFL explique en détail les différents aspects et mécanismes de nommage, donne des exemples de gestion de version et d'ajout au FONTLOG. Ce document répond aussi à toute une série d'autres questions que pourraient se poser créateurs et utilisateurs de fontes libres : <text:a xlink:type="simple" xlink:href="http://fr.flossmanuals.net/fontes-libres/mecanisme-de-nomage/scripts.sil.org/OFL-FAQ_web">scripts.sil.org/OFL-FAQ_web</text:a></text:p>
          <text:list xml:id="list321677789" text:style-name="L14">
            <text:list-item>
              <text:p text:style-name="P39"><text:bookmark text:name="InsertNote_NoteList1"/><text:bookmark text:name="InsertNoteID_6"/>http://www.adobe.com/devnet/opentype.html<text:bookmark text:name="InsertNoteID_6_LinkBacks"/><text:a xlink:type="simple" xlink:href="http://fr.flossmanuals.net/fontes-libres/mecanisme-de-nomage#InsertNoteID_6_marker7"><text:span text:style-name="T1">^</text:span></text:a> </text:p>
            </text:list-item>
            <text:list-item>
              <text:p text:style-name="P15"><text:bookmark text:name="InsertNoteID_181"/>Remémorons-nous cette phrase souvent évoquée dans les bonnes pratiques liées à la culture du logiciel libre : "Release early, Release often".<text:bookmark text:name="InsertNoteID_18_LinkBacks1"/><text:a xlink:type="simple" xlink:href="http://fr.flossmanuals.net/fontes-libres/mecanisme-de-nomage#InsertNoteID_18_marker19"><text:span text:style-name="T1">^</text:span></text:a> </text:p>
            </text:list-item>
          </text:list>
        </text:section>
        <text:p text:style-name="Text_20_body"/>
        <text:h text:style-name="Heading_20_1" text:outline-level="1"><text:bookmark text:name="main-content3"/>Organiser ses sources</text:h>
        <text:section text:style-name="Sect1" text:name="Section4">
          <text:p text:style-name="Text_20_body">La création de fonte est une démarche particulière. La fonte, plus que tout autre élément, est prévue pour être partagée, utilisée par d'autres personnes dans divers contextes et parfois indépendamment du sens et du style qu'elle véhicule initialement. Il est donc particulièrement important d'avoir une gestion précise du fichier de fonte lui-même, par exemple en terme de révision, mais aussi de documents annexes comme la licence, des exemples de production et bien sûr de la documentation à destination des utilisateurs et des autres créateurs.</text:p>
          <text:p text:style-name="Text_20_body">De manière à faciliter l'utilisation de la fonte ou de sa modification, certaines règles d'organisation peuvent être mises en place, et certaines méthodologies ont déjà été adoptées par de nombreux créateurs. Faire le choix de suivre ces conventions permet de faciliter l'usage et les modifications futures par d'autres créateurs.</text:p>
          <text:p text:style-name="Text_20_body">Dans le logiciel libre, indépendamment du petit monde de la typographie, Debian<text:bookmark text:name="InsertNoteID_6_marker71"/><text:a xlink:type="simple" xlink:href="http://fr.flossmanuals.net/fontes-libres/organiser-ses-sources#InsertNoteID_6"><text:span text:style-name="T1">1</text:span></text:a> , un projet majeur de création et de maintenance d'un système d'exploitation libre GNU/Linux, largement reconnu pour sa qualité et son attachement aux valeurs du logiciel libre, par l'intermédiaire de son équipe dédiée au travail sur les fontes libres: la Debian Fonts Task Force<text:bookmark text:name="InsertNoteID_44_marker45"/><text:a xlink:type="simple" xlink:href="http://fr.flossmanuals.net/fontes-libres/organiser-ses-sources#InsertNoteID_44"><text:span text:style-name="T1">2</text:span></text:a> , met à disposition une recommendation d'arborescence pour une fonte libre <text:soft-page-break/>idéale, livrée avec un maximum de sources et dans une structure bien cohérente, documentée et facilitant la maintenance à long-terme.</text:p>
          <text:p text:style-name="Text_20_body">Il faut aussi souligner le service en ligne mise à disposition par cet équipe: la génération hebdomadaire, et ce depuis plusieurs années, d'une revue précise de toutes les fontes présentes dans tout le système Debian pour exposer -  via une section dédié de leur site web<text:bookmark text:name="InsertNoteID_47_marker48"/><text:a xlink:type="simple" xlink:href="http://fr.flossmanuals.net/fontes-libres/organiser-ses-sources#InsertNoteID_47"><text:span text:style-name="T1">3</text:span></text:a>   - pour chaque fichier de fonte disponible les fonctionnalités, les langues prises en comptes, les auteurs et contributeurs, les styles, les fonctionalités avancées le cas échéant et bien sûr un specimen permettant d'évaluer les formes des glyphes de la fonte en question: c'est une resource qui vient en complément d'autres catalogues de fontes avec cette particularité essentielle: toutes les fontes repertoriés sont libres (sauf erreur involontaire qui sera corrigée) et rapidement installables si l'on utilise Debian ou Ubuntu ou alors rapidement téléchargeables.</text:p>
          <text:h text:style-name="Heading_20_2" text:outline-level="2">Bien ranger ses fichiers</text:h>
          <text:p text:style-name="Text_20_body">Pour le créateur de fontes débutant, cette structure recommandée<text:bookmark text:name="InsertNoteID_8_marker9"/><text:a xlink:type="simple" xlink:href="http://fr.flossmanuals.net/fontes-libres/organiser-ses-sources#InsertNoteID_8"><text:span text:style-name="T1">4</text:span></text:a> peut être perçue comme trop rigoureuse. En effet, elle exprime des recommandations qui prennent en compte des cas de figure complexes et relativement exceptionnels des projets majeurs de développement de fonte libre.</text:p>
          <text:p text:style-name="Text_20_body">Une version simplifiée de structure destinée à un premier projet de fonte libre peut être utilisée.</text:p>
          <text:p text:style-name="Text_20_body">Pour une fonte, comme celle que nous utiliserons comme exemple dans le chapitre « Comment modifier une fonte », nommée Rennesgardo, nous aurons donc :</text:p>
          <text:list xml:id="list1683941253" text:style-name="L15">
            <text:list-item>
              <text:p text:style-name="P40">FONTLOG.txt </text:p>
            </text:list-item>
            <text:list-item>
              <text:p text:style-name="P40">Rennesgardo-I.ttf   (I pour Italque) </text:p>
            </text:list-item>
            <text:list-item>
              <text:p text:style-name="P40">Rennesgardo-R.ttf   (R pour Roman ou Regular) </text:p>
            </text:list-item>
            <text:list-item>
              <text:p text:style-name="P40">OFL-FAQ.txt </text:p>
            </text:list-item>
            <text:list-item>
              <text:p text:style-name="P40">OFL.txt </text:p>
            </text:list-item>
            <text:list-item>
              <text:p text:style-name="P40">developer-documentation </text:p>
              <text:list>
                <text:list-item>
                  <text:p text:style-name="P40">contribuer.html  </text:p>
                </text:list-item>
                <text:list-item>
                  <text:p text:style-name="P40">design.html </text:p>
                </text:list-item>
              </text:list>
            </text:list-item>
            <text:list-item>
              <text:p text:style-name="P40">documentation </text:p>
              <text:list>
                <text:list-item>
                  <text:p text:style-name="P40">documentation.html </text:p>
                </text:list-item>
                <text:list-item>
                  <text:p text:style-name="P40">Rennesgardo-specimen.pdf </text:p>
                </text:list-item>
                <text:list-item>
                  <text:p text:style-name="P40">Rennesgardo-specimen.png </text:p>
                </text:list-item>
              </text:list>
            </text:list-item>
            <text:list-item>
              <text:p text:style-name="P40">sources </text:p>
              <text:list>
                <text:list-item>
                  <text:p text:style-name="P40">Rennesgardo-I.sfd </text:p>
                </text:list-item>
                <text:list-item>
                  <text:p text:style-name="P40">Rennesgardo-R.sfd </text:p>
                </text:list-item>
              </text:list>
            </text:list-item>
            <text:list-item>
              <text:p text:style-name="P40">web/ </text:p>
              <text:list>
                <text:list-item>
                  <text:p text:style-name="P40">Rennesgardo-webfont-exemple.css </text:p>
                </text:list-item>
                <text:list-item>
                  <text:p text:style-name="P16">Rennesgardo-webfont-exemple.html </text:p>
                </text:list-item>
              </text:list>
            </text:list-item>
          </text:list>
          <text:p text:style-name="Text_20_body">À la racine du répertoire, on place les fichiers de fonte utilisables au format choisi en général ttf ou otf. On les accompagnera de la licence d'utilisation (ici OFL.txt et souvent <text:soft-page-break/>accompagné d'un FAQ: Foire Aux Questions expliquant divers aspects pratiques), d'un fichier README qui peut par exemple contenir des informations succinctes et un fichier FONTLOG donnant un aperçu plus détaillé de divers aspects du projet et contenant des recommandations d'usage de l'auteur à destination des utilisateurs et des contributeurs potentiels.</text:p>
          <text:p text:style-name="Text_20_body">Les fichiers <text:span text:style-name="Strong_20_Emphasis">FONTLOG</text:span> servent tout particulièrement à présenter et à établir l'historique de la fonte. Chaque changement effectué dans la fonte et <text:span text:style-name="Emphasis">versionné</text:span> est souvent ajouté à ce fichier, avec le numéro de version, les glyphes ajoutés et les glyphes modifiés, ou les autres types de changement, en général classés par bloc et accompagnés du nom de l'auteur. Le nom de fichier FONTLOG est l'équivalent pour les fontes libres des fichiers NEWS, CHANGELOG, HACKING, CONTRIBUTING souvent présents dans les logiciels libres habituels. Si vous ne trouvez pas de fichier FONTLOG, regardez dans les autres fichiers dont les noms sont en majuscules).</text:p>
          <text:p text:style-name="Text_20_body">Le fichier FONTLOG se place dans la logique inverse des tendances des fonderies propriétaires où une part du travail réalisé n'est tout simplement pas mentionné et où la culture du secret prévaut. Les créateurs de typo expérimentés signent souvent le travail réalisé par d'autres personnes dont les noms sont passés sous silence. À l'inverse dans un projet de fonte libre, tous les contributeurs ont droit à la reconnaissance de leur participation.</text:p>
          <text:p text:style-name="Text_20_body">Le dossier <text:span text:style-name="Strong_20_Emphasis">developer-documentation/</text:span> donne des indications aux personnes qui ont besoin de modifier la fonte, d'y rajouter des glyphes ou d'en créer un dérivé.</text:p>
          <text:p text:style-name="Text_20_body">Le dossier <text:span text:style-name="Strong_20_Emphasis">documentation/</text:span> contiendra des informations à l'usage plus particulier des utilisateurs qui n'ont pas pour objectif de modifier la fonte. On y trouvera entre autres des fichiers exemples dans lesquels la typo est utilisée qui peuvent être réalisés dans différents logiciels et mis à disposition dans divers formats.</text:p>
          <text:p text:style-name="Text_20_body">Dans <text:span text:style-name="Strong_20_Emphasis">sources/</text:span>, on placera les fichiers FontForge au format .sfd ainsi que tous les autres types de fichiers qui permettront aux contributeurs de pouvoir modifier facilement la fonte.</text:p>
          <text:p text:style-name="Text_20_body">Enfin, on pourra ajouter dans <text:span text:style-name="Strong_20_Emphasis">web/</text:span> un exemple d'utilisation de la fonte lorsqu'elle est référencée dans une page web ainsi qu'un fichier webfont optimisé WOFF (Web Open Font Format) avec les métadonnées correspondantes. Cela peut permettre aux utilisateurs d'en évaluer le rendu tout en leur servant de modèle pour une éventuelle utilisation sur leurs propres sites.</text:p>
          <text:h text:style-name="Heading_20_2" text:outline-level="2">Classifier ses releases en fonction du public visé</text:h>
          <text:p text:style-name="Text_20_body">La fonderie SIL<text:bookmark text:name="InsertNoteID_49_marker50"/><text:a xlink:type="simple" xlink:href="http://fr.flossmanuals.net/fontes-libres/organiser-ses-sources#InsertNoteID_49"><text:span text:style-name="T1">5</text:span></text:a>  qui travaille activement sur l'internationalisation des fontes et publie une série de fontes trés complexes livrées avec beaucoup de sources comprenant divers formats a établi une classification de releases en gradation pour mieux distinguer les usages et faciliter l'accés aux utilisateurs et aux contributeurs potentiels :</text:p>
          <text:list xml:id="list647603187" text:style-name="L16">
            <text:list-item>
              <text:p text:style-name="P41"><text:span text:style-name="Strong_20_Emphasis">foo-1.23</text:span> pour les utilisateurs (contenant l'arborescence des fichiers finaux qui peuvent aussi être utilisés en tant que sources). </text:p>
            </text:list-item>
            <text:list-item>
              <text:p text:style-name="P41"><text:span text:style-name="Strong_20_Emphasis">foo-1.23-web</text:span>: avec un dossier web/ pour les webfonts au format WOFF et les <text:soft-page-break/>exemples/modèles HTML/CSS (en plus de l'arborescence orientée utilisateur) </text:p>
            </text:list-item>
            <text:list-item>
              <text:p text:style-name="P17"><text:span text:style-name="Strong_20_Emphasis">foo-1.23-developer</text:span> : pour les designers/ingénieurs-linguistiques pour étendre, modifier et personnaliser la fonte à partir du maximum de sources disponibles en plus dans sources/ et une documentation plus technique. (en plus de l'arborescence orientée utilisateur et le dossier web/) </text:p>
            </text:list-item>
          </text:list>
          <text:h text:style-name="Heading_20_2" text:outline-level="2">Quelques conseils</text:h>
          <text:p text:style-name="Text_20_body">La création d'une fonte est une étape particulièrement longue, en particulier si l'on souhaite qu'elle couvre le maximum de langues. Cette tâche est quasiment impossible à faire pour une personne seule, d'autant plus qu'elle impliquerait une connaissance de tous les systèmes d'écriture qui existent. Pour cette raison, il nous semble que tout créateur de fonte a intérêt à publier sa fonte sous une licence libre de manière à ce que quiconque puisse l'étendre et la compléter, l'auteur original pouvant bénéficier ainsi de ces apports. Cette stratégie donnant-donnant (ou gagnant-gagnant) ne peut fonctionner que si l'auteur initial facilite la tâche pour les éventuels contributeurs. C'est pour faciliter cette prise en main que nous proposons plus haut cette organisation-type.</text:p>
          <text:p text:style-name="Text_20_body">Il est nécessaire de rappeler les points suivants :</text:p>
          <text:list xml:id="list1153588742" text:style-name="L17">
            <text:list-item>
              <text:p text:style-name="P42">Créez vos fontes dans des logiciels dont l'acquisition ne constituera pas un frein : favorisez FontForge ou inkscape ou d'autres logiciels libres et/ou gratuits mais pérennes qui assureront un flux de production homogène, simple et incitatif. </text:p>
            </text:list-item>
            <text:list-item>
              <text:p text:style-name="P42">Utilisez au maximum des formats ouverts qui dans la mesure du possible ne limitent pas l'usage à une seule plate-forme (Mac, Windows, GNU/Linux...) de manière à augmenter l'audience de votre fonte. Ces formats font en général l'objet d'un consensus parmi les éditeurs de logiciels et sont assurés d'une certaine pérennité et sont en général indépendants du logiciel qui a servi à les créer. </text:p>
            </text:list-item>
            <text:list-item>
              <text:p text:style-name="P42">Livrez le maximum de sources : vos esquisses stylistiques, des explications sur les objectifs et les choix artistiques, des dessins vectoriels de glyphes, par exemple dans Inkscape, et bien sûr les fichiers FontForge et autres fichiers similaires. Ces fichiers permettront une modification plus simple de la fonte, et permettront aussi un meilleur respect de l'esprit que vous souhaitez insuffler à votre projet. Pour en savoir plus, lisez le chapitre consacré aux formats ouverts. </text:p>
            </text:list-item>
            <text:list-item>
              <text:p text:style-name="P18">Ensuite, si vous êtes un peu débrouillard vous trouverez ici et là ou fabriquerez peut-être des petits outils ou scripts permettant de faciliter ou d'évaluer l'évolution de la fonte. Mettre à disposition ces outils fera gagner un temps précieux aux contributeurs et permettra d'assurer que votre flux de production sera pris en compte de manière à assurer de meilleurs aller-retours entre vous et les autres collaborateurs. Si nécessaire, renseignez ces informations dans un fichier du dossier developer-documentation/. Même si cela reste souvent complexe, il est utile de considérer comment vous pouvez aussi décrire votre méthodologie de construction de la version finale voire de livrer vos scripts de construction le cas échéants. </text:p>
            </text:list-item>
          </text:list>
          <text:h text:style-name="Heading_20_2" text:outline-level="2"><text:soft-page-break/>Où et comment publier son travail ?</text:h>
          <text:p text:style-name="Text_20_body">Il existe plusieurs possibilités pour publier votre travail en tant qu'auteur de fonte et de lui donner un plus grande envergure. Une fois que vous êtes satisfait de votre travail et que vous pensez qu'un oeil extérieur pourra vous apporter quelque chose, vous pouvez bien sûr en parler sur votre blog ou réseau social et le cas échéant héberger vous-même votre fonte ainsi que ses sources et sa documentation dans un section dédiée de votre site web ou sur votre propre serveur.</text:p>
          <text:p text:style-name="Text_20_body">Alternativement, plusieurs services d'hébergements s'offrent à vous si vous souhaitez confier cela à quelqu'un d'autres afin qu'il en prenne soin pour à votre place:</text:p>
          <text:p text:style-name="Text_20_body">vous pouvez choisir des services communautaires de cataloguage comme OpenFontLibrary - <text:a xlink:type="simple" xlink:href="http://www.openfontlibrary.org/">http://www.openfontlibrary.org</text:a>  ou d'autres services similaires. Vous pouvez contacter une fonderie sensible aux valeurs et aux avantages des fontes libres pour voir si ils sont intéressés par votre travail et pourraient l'accueillir. </text:p>
          <text:p text:style-name="Text_20_body">Vous pouvez bénéficier des services sponsorisés d'hébergement et de développement publics tels que Launchpad.net - <text:a xlink:type="simple" xlink:href="http://www.launchpad.net/">http://www.launchpad.net</text:a> ,  Google Code - <text:a xlink:type="simple" xlink:href="http://code.google.com/">http://code.google.com</text:a>  fedorahosted.org - <text:a xlink:type="simple" xlink:href="http://www.fedorahosted.org/">http://www.fedorahosted.org</text:a>  , Sourceforge.net - <text:a xlink:type="simple" xlink:href="http://www.sourceforge.net/">http://www.sourceforge.net</text:a>, Savanah - <text:a xlink:type="simple" xlink:href="http://savannah.gnu.org/">http://savannah.gnu.org/</text:a>  , GNA! - <text:a xlink:type="simple" xlink:href="http://www.gna.org/">http://www.gna.org</text:a>  ou autres et bénéficier de toutes les fonctionnalités qu'ils offrent et des nombreux utilisateurs qui y sont déja présents (tous ces services d'hébergements permettent de choisir explicitement la licence OFL pour son projet de logiciel libre).</text:p>
          <text:list xml:id="list1217569507" text:style-name="L18">
            <text:list-item>
              <text:p text:style-name="P43"><text:bookmark text:name="InsertNote_NoteList2"/><text:bookmark text:name="InsertNoteID_61"/><text:a xlink:type="simple" xlink:href="http://www.debian.org/">http://www.debian.org</text:a> (Site officiel) <text:bookmark text:name="InsertNoteID_6_LinkBacks1"/><text:a xlink:type="simple" xlink:href="http://fr.flossmanuals.net/fontes-libres/organiser-ses-sources#InsertNoteID_6_marker7"><text:span text:style-name="T1">^</text:span></text:a> </text:p>
            </text:list-item>
            <text:list-item>
              <text:p text:style-name="P43"><text:bookmark text:name="InsertNoteID_44"/>Debian Font Task Force - <text:a xlink:type="simple" xlink:href="http://pkg-fonts.alioth.debian.org/">http://pkg-fonts.alioth.debian.org</text:a><text:bookmark text:name="InsertNoteID_44_LinkBacks"/><text:a xlink:type="simple" xlink:href="http://fr.flossmanuals.net/fontes-libres/organiser-ses-sources#InsertNoteID_44_marker45"><text:span text:style-name="T1">^</text:span></text:a> </text:p>
            </text:list-item>
            <text:list-item>
              <text:p text:style-name="P43"><text:bookmark text:name="InsertNoteID_47"/>Debian Fonts Task Force weekly font review - <text:a xlink:type="simple" xlink:href="http://pkg-fonts.alioth.debian.org/review">http://pkg-fonts.alioth.debian.org/review</text:a><text:bookmark text:name="InsertNoteID_47_LinkBacks"/><text:a xlink:type="simple" xlink:href="http://fr.flossmanuals.net/fontes-libres/organiser-ses-sources#InsertNoteID_47_marker48"><text:span text:style-name="T1">^</text:span></text:a> </text:p>
            </text:list-item>
            <text:list-item>
              <text:p text:style-name="P43"><text:bookmark text:name="InsertNoteID_8"/>structure des sources de recommandée par Debian via sa Debian Fonts Task Force  : <text:a xlink:type="simple" xlink:href="http://anonscm.debian.org/viewvc/pkg-fonts/foo-open-font-sources/">http://anonscm.debian.org/viewvc/pkg-fonts/foo-open-font-sources/</text:a>  (contenant des éléments explicatifs supplémentaires et susceptible d'évoluer en fonction de besoins)<text:bookmark text:name="InsertNoteID_8_LinkBacks"/><text:a xlink:type="simple" xlink:href="http://fr.flossmanuals.net/fontes-libres/organiser-ses-sources#InsertNoteID_8_marker9"><text:span text:style-name="T1">^</text:span></text:a> </text:p>
            </text:list-item>
            <text:list-item>
              <text:p text:style-name="P19"><text:bookmark text:name="InsertNoteID_49"/>SIL Non-Roman Script Initiative - <text:a xlink:type="simple" xlink:href="http://scripts.sil.org/FontDownloads">http://scripts.sil.org/FontDownloads</text:a><text:bookmark text:name="InsertNoteID_49_LinkBacks"/><text:a xlink:type="simple" xlink:href="http://fr.flossmanuals.net/fontes-libres/organiser-ses-sources#InsertNoteID_49_marker50"><text:span text:style-name="T1">^</text:span></text:a> </text:p>
            </text:list-item>
          </text:list>
        </text:section>
        <text:p text:style-name="Text_20_body"/>
        <text:h text:style-name="Heading_20_1" text:outline-level="1"><text:bookmark text:name="main-content4"/>La valises des fontes</text:h>
        <text:section text:style-name="Sect1" text:name="Section5">
          <text:p text:style-name="Text_20_body">La politique d'incorporation permet de définir les règles qui permettront à l'utilisateur d'utiliser et de distribuer, de façon intégrée ou non, la fonte avec des documents créés. Cette politique est très importante à comprendre et à définir pour des usages dans lesquels les documents doivent être convertis en PDF et qui devront s'afficher conformément à vos souhaits chez tous les lecteurs potentiels quelque soit les fontes installées sur leurs ordinateurs.</text:p>
          <text:h text:style-name="Heading_20_2" text:outline-level="2"><text:soft-page-break/>Problématique et buts</text:h>
          <text:p text:style-name="Text_20_body">Cette politique est une mise en confrontation des droits du créateur de la fonte et des droits ou des besoins de son utilisateur, lorsque les deux ne sont pas la même personne. Il s'agit en particulier :</text:p>
          <text:list xml:id="list238997656" text:style-name="L19">
            <text:list-item>
              <text:p text:style-name="P44">d'éviter que la licence du logiciel (la fonte) n'interfère sur le contenu et sur sa license ; </text:p>
            </text:list-item>
            <text:list-item>
              <text:p text:style-name="P44">d'optimiser au plus près des besoins du document et ne pas transmettre des éléments inutiles qui pourrait l'alourdir sans raison valable; </text:p>
            </text:list-item>
            <text:list-item>
              <text:p text:style-name="P20">de créer des documents sans nécessairement donner ses sources et tout son flux de production, ce qui est bien sûr légitime du point de vue de la création de contenu. </text:p>
            </text:list-item>
          </text:list>
          <text:h text:style-name="Heading_20_2" text:outline-level="2">Distinguer les différents scénarios d'usage</text:h>
          <text:p text:style-name="Text_20_body">Pour évaluer au mieux la politique à adopter, il faut faire le distinguo entre l'incorporation  (<text:span text:style-name="Emphasis">embedding</text:span>), la référence (<text:span text:style-name="Emphasis">linking</text:span>) et la distribution conjointe (<text:span text:style-name="Emphasis">bundle</text:span>).</text:p>
          <text:p text:style-name="List_20_Heading">L'<text:span text:style-name="Strong_20_Emphasis">incorporation</text:span> </text:p>
          <text:p text:style-name="List_20_Contents">Il s'agit de la transformation du logiciel de fonte pour intégration dans le document. Cette transformation préserve autant que possible l'aspect typographique du document mais engendre des optimisations, modifications, changements de courbes, pertes des comportements contextuels pour faciliter l'utilisation à l'intérieur du format portable mais figé, comme le PDF. La fonte ainsi incorporée et qui pourrait être extraite par divers outils comme FontForge ou Fontmatrix n'est pas une fonte utilisable. </text:p>
          <text:p text:style-name="List_20_Heading">La <text:span text:style-name="Strong_20_Emphasis">référence</text:span> </text:p>
          <text:p text:style-name="List_20_Contents">C'est le fait de spécifier dans les feuilles de style d'une page Web le recours à une fonte spécifique dans un format allégé pour le Web (WOFF, TTF, le cas échéant avec réduction du jeu de caractères) pour une lecture et un affichage à la volée, grâce à la technologie @font-face. Dans ce cas la fonte reste telle quelle, elle est simplement accessible au document qui y fait référence mais n'y est pas incorporée via une modification. </text:p>
          <text:p text:style-name="List_20_Heading">La <text:span text:style-name="Strong_20_Emphasis">distribution conjointe</text:span> </text:p>
          <text:p text:style-name="P50">C'est l'action d'inclure la fonte telle quelle dans un nouvel environnement sans modifications ou elle peut ensuite être extraite et réutilisée comme dans une application, un livre électronique (de type ePub). Dans ce cas la fonte n'est pas modifiée ou optimisée à la volée mais elle voyage avec d'autres logiciels et contenus auquel elle donne une valeur ajoutée. </text:p>
          <text:p text:style-name="Text_20_body">Autoriser l'incorporation puis la référence puis la distribution conjointe participe d'une politique éditoriale visant à accorder de plus en plus de liberté à l'utilisateur. Cette évolution suit également l'évolution de la typographie numérique et répond à de nouveaux enjeux et de nouveaux contextes, ponctués par l'irruption des technologies évoquées ci-avant.</text:p>
          <text:p text:style-name="Text_20_body">Il faut souligner que l'OFL prend explicitement en compte ces besoins et clarifie les zones d'ombres dans ce domaine. A l'inverse des autres modèles juridiques, les fontes sous OFL <text:soft-page-break/>peuvent être incorporées (embedding) sans impact inattendu et distribuées conjointement (bundle). Contrairement à d'autres licences libres qui peuvent parfois être utilisées, le contenu créé à partir de la fonte n'est pas influencé par les droits de la fonte à l'insu de l'utilisateur.</text:p>
          <text:h text:style-name="Heading_20_2" text:outline-level="2">Identifier et mettre en oeuvre une politique d'incorporation</text:h>
          <text:p text:style-name="Text_20_body">Le standard Opentype prévoit une série de scénarios d'usage que l'auteur peut indiquer pour sa création : fstype*.</text:p>
          <text:p text:style-name="Text_20_body">Dans certaines plateformes ou dans certains environnements logiciels (comme Internet Explorer, l'exportation PDF dans LibreOffice, ainsi que dans XeLaTeX), si une restriction à ce niveau est indiquée, l'impression et la création de PDF ou l'affichage de la fonte sera influencée par cette spécification. Une telle restriction sera éventuellement notifiée à l'utilisateur.</text:p>
          <text:p text:style-name="Text_20_body">Pour mettre en cohérence ces propriétés avec la politique d'incorporation du fondeur, il convient que ce dernier modifie ces informations dans le fichier de fonte lui-même.</text:p>
          <text:p text:style-name="Text_20_body">Dans le logiciel FontForge, la marche à suivre est la suivante. Tout d'abord allez dans <text:span text:style-name="Emphasis">Element &gt; Font Info</text:span>. Ensuite dans [<text:span text:style-name="Emphasis">OS/2</text:span>], allez à l'onglet [<text:span text:style-name="Emphasis">Misc.</text:span>] (ou Divers), et changez dans le menu déroulant, la propriété [<text:span text:style-name="Emphasis">Embeddable</text:span>] comme suit :</text:p>
          <text:list xml:id="list1206752931" text:style-name="L20">
            <text:list-item>
              <text:p text:style-name="P45">[<text:span text:style-name="Emphasis">Ni inclusion / ni édition</text:span>] quand ni l'incorporation ni la référence ni la distribution incorporée ne sont autorisées ; </text:p>
            </text:list-item>
            <text:list-item>
              <text:p text:style-name="P45">[<text:span text:style-name="Emphasis">Document imprimable</text:span>] quand l'incorporation est autorisée ; </text:p>
            </text:list-item>
            <text:list-item>
              <text:p text:style-name="P45">[<text:span text:style-name="Emphasis">Document éditable</text:span>] quand la référence est autorisée. Cela vaut aussi lorsqu'une installation temporaire est autorisée, c'est-à-dire une distribution limitée à un prestataire tiers (ex. imprimeur) pour les besoins de l'impression ; </text:p>
            </text:list-item>
            <text:list-item>
              <text:p text:style-name="P21">[<text:span text:style-name="Emphasis">Fonte Installable</text:span>] quand la distribution conjointe est autorisée. </text:p>
            </text:list-item>
          </text:list>
          <text:p text:style-name="Text_20_body">Des sous-options sous le menu permettent de préciser si l'on souhaite autoriser ces usages avec ou sans restriction du jeu de caractères, sous forme bitmap ou vectorielle. On peut admettre qu'à l'heure actuelle, les utilisations bitmap se font rares étant donné leur faible qualité. En revanche il n'est pas rare d'avoir besoin de limiter le poids des documents produits et de nombreux logiciels n'incorporent alors que les glyphes nécessaires au bon affichage du document. Activer l'option [<text:span text:style-name="Emphasis">Pas de fonte partielle</text:span>] empêchera l'utilisateur d'avoir recours à cette possibilité de segmentation.</text:p>
          <text:p text:style-name="Text_20_body">Comme évoqué précédemment, ces options sont cumulatives ; qui peut le plus peut le moins, ainsi la propriété [<text:span text:style-name="Emphasis">Document éditable</text:span>] inclut la propriété [<text:span text:style-name="Emphasis">Document imprimable</text:span>] et la propriété [<text:span text:style-name="Emphasis">Fonte Installable</text:span>] inclut les deux autres.</text:p>
          <text:p text:style-name="Text_20_body">Ainsi dans toute fonte libre, la propriété [<text:span text:style-name="Emphasis">Fonte Installable</text:span>] devrait être activée.</text:p>
        </text:section>
        <text:p text:style-name="Text_20_body"/>
        <text:p text:style-name="Text_20_body"/>
        <text:h text:style-name="Heading_20_1" text:outline-level="1"><text:bookmark text:name="main-content5"/>Écosystème des fontes libres</text:h>
        <text:section text:style-name="Sect1" text:name="Section6">
          <text:p text:style-name="Text_20_body"><text:soft-page-break/>Pour mieux visualiser et appréhender les différentes interactions des acteurs et des projets liées à une fonte libre, la notion d'écologie est très parlante. Elle nous permet d'expliquer pratiquement le contraste entre une approche fermée et une approche libre.</text:p>
          <text:h text:style-name="Heading_20_2" text:outline-level="2">Métaphore de l'arbre</text:h>
          <text:p text:style-name="Text_20_body">On peut imaginer un projet de fonte libre comme un arbre composé d'un tronc et d'une série de branches et ainsi examiiner leur croissance et leur interdépendance commune. Le tronc représente la version originale du projet par le premier auteur tandis que les branches représentent des versions dérivées de ce tronc. Le schéma ci-dessous nous permet de mieux visualiser le rapport entre le tronc et les branches pour représenter la vie d'un projet de fonte libre et les différents protagonistes et les différents noms qu'ils ont choisis.</text:p>
          <text:p text:style-name="P22"><draw:frame draw:style-name="fr1" draw:name="graphics7" text:anchor-type="as-char" svg:width="0.7862in" svg:height="0.3929in" draw:z-index="6"><draw:image xlink:href="../../HTML-source/part-02-Methodologie/ch011_ecologie-dune-police-libre_files/Ilecosystemefonteslibres_1.png" xlink:type="simple" xlink:show="embed" xlink:actuate="onLoad"/></draw:frame></text:p>
          <text:h text:style-name="Heading_20_2" text:outline-level="2">Principes généraux</text:h>
          <text:p text:style-name="Text_20_body">Même si cela peut impacter la préparation et la production de fontes (voir le chapitre « Bonnes pratiques des fondeurs »), la liberté en matière de fontes inclut aussi et peut-être surtout une dimension morale, ce qui implique le respect d'une certaine éthique (voir le chapitre « Recommandations de nommage » ) mais aussi une voie ouverte vers d'autres méthodes de travail et d'organisation.</text:p>
          <text:p text:style-name="Text_20_body">Les fontes libres marquent l'entrée de la typographie dans une phase hypernumérique, dans le sens où la création et le comportement des acteurs n'est plus seulement influencé par le recours à l'outil numérique, avec ce que cela suppose de vitesse, de virtualité plastique, de performance technique mais aussi et peut-être surtout par le contexte du réseau.</text:p>
          <text:p text:style-name="Text_20_body">La libre distribution des fontes et le partage des modifications font potentiellement de chaque utilisateur un relais et non simplement un utilisateur final en bout de chaîne typographique.</text:p>
          <text:p text:style-name="Text_20_body">L'organisation du travail peut s'en trouver profondément modifiée. Dans des projets graphiques ou éditoriaux, dans lesquelles les fontes représentent une ressource-clé, le fait de pouvoir partager librement cette ressource permet de redistribuer la charge de travail, de partager plus simplement les matériaux de création et d'édition et d'aboutir à un travail plus coopératif. Inversement, des fontes non libres et stipulant une tarification au nombre de postes, dissuadent par ce mécanisme de « péage » un travail collaboratif.</text:p>
          <text:p text:style-name="P22"><draw:frame draw:style-name="fr1" draw:name="graphics8" text:anchor-type="as-char" svg:width="0.7862in" svg:height="0.3929in" draw:z-index="7"><draw:image xlink:href="../../HTML-source/part-02-Methodologie/ch011_ecologie-dune-police-libre_files/Schemafontenonlibre.png" xlink:type="simple" xlink:show="embed" xlink:actuate="onLoad"/></draw:frame></text:p>
          <text:p text:style-name="Text_20_body"><draw:frame draw:style-name="fr1" draw:name="graphics9" text:anchor-type="as-char" svg:width="0.7862in" svg:height="0.3929in" draw:z-index="8"><draw:image xlink:href="../../HTML-source/part-02-Methodologie/ch011_ecologie-dune-police-libre_files/Schemafonteslibres.png" xlink:type="simple" xlink:show="embed" xlink:actuate="onLoad"/></draw:frame> </text:p>
          <text:h text:style-name="Heading_20_2" text:outline-level="2"><text:soft-page-break/>Au-delà de la fonderie libre, la gestion d'une communauté</text:h>
          <text:p text:style-name="Text_20_body">À la différence d'un fondeur privateur qui gère ses utilisateurs comme des clients, le fondeur libre se retrouve également propulsé au rang de gestionnaire de communauté. Dans cette communauté, se trouvent à la fois des graphistes, des développeurs, des entreprises, des entités à but non lucratif, ou encore de simples particuliers. Là encore, cela diffère du public des fonderies privatrices qui n'est composé que de professionnels du graphisme ou de la typographie, car les licences non-libres en font bien souvent des utilisateurs finaux, la chaîne typographique s'arrête donc à eux.</text:p>
          <text:p text:style-name="Text_20_body">Cette fonction ne se réduit pas à l'animation d'une page ou d'un espace dédié sur des réseaux sociaux (ce qui peut se retrouver également dans les fonderies commerciales à des fins strictes promotionnelles) mais s'étend également à la gestion des ressources typographiques dérivées de la fonte originelle.</text:p>
          <text:p text:style-name="Text_20_body">Ceci étant, il peut également s'appuyer sur des outils de partage dédiés (voir le chapitre  « Organiser ses sources »).</text:p>
        </text:section>
        <text:p text:style-name="Text_20_body"/>
        <text:h text:style-name="Heading_20_1" text:outline-level="1"><text:bookmark text:name="main-content6"/>Fonderies et modèles économiques</text:h>
        <text:section text:style-name="Sect1" text:name="Section7">
          <text:p text:style-name="Text_20_body">Il peut sembler surprenant d'aborder la question des modèles économiques dans un livre traitant des polices libres. Mais cela n'est pas le cas, les considérations économiques ont toujours fait partie des valeurs du libre et il convient à cet égard de repréciser que libre ne veut pas forcément dire gratuit, l'inverse étant également vrai.</text:p>
          <text:p text:style-name="Text_20_body">Même s'il peut exister des fontes gratuites, rien n'est gratuit et le coût, quel qu'il soit est toujours pris en compte quelque part: la question étant évidemment où et par qui. Il convient donc de prendre en compte l'aspect économique de la création de fontes libres, car à mesure que les besoins se précisent, les modalités de mise en œuvre (développements multiples, adaptations linguistiques), vont nécessiter pour bon nombre d'entre elles la mobilisation de spécialistes qui devront travailler main dans la main avec les fondeurs pour créer des fontes libres élaborées, tout en maintenant une exigence.</text:p>
          <text:p text:style-name="Text_20_body">La question du financement des fontes est plus aiguë encore dans le cas des fontes libres que dans le cas des fontes non-libres, car contrairement à ces dernières, les fontes libres ne sont pas à proprement parler commercialisées comme des marchandises dont la vente est une fin en soi, mais comme un outil devant servir un objectif plus en aval. Ainsi, si rémunération il y a, cette rémunération doit intervenir au préalable (ex ante), et non pas après l'acquisition (ex post) de la fonte, car la libre distribution des fontes ne permet pas d'envisager une rente, dégagée par la perception de royalties, même si, dans les faits, cette rente est largement illusoire ou, tout du moins, symbolique, en tout cas pour la plupart des fondeurs.</text:p>
          <text:p text:style-name="Text_20_body">Le cas de <text:span text:style-name="Emphasis">Google Web Fonts</text:span>* fournit un exemple assez probant de ce qui se fait ou peut se faire en la matière. À ce jour, <text:span text:style-name="Emphasis">Google Web Fonts</text:span> s'est orienté dans deux directions :</text:p>
          <text:list xml:id="list1228524278" text:style-name="L21">
            <text:list-item>
              <text:p text:style-name="P46">le <text:span text:style-name="Strong_20_Emphasis">financement intégral ex ante</text:span> par <text:span text:style-name="Emphasis">Google Web Fonts</text:span>, sur la base d'une rémunération de 1000 $ par graisse, avec une prime de 500 $ si la fonte fournie est <text:soft-page-break/>optimisée pour l'écran. Avec possibilité de contacter et de rémunérer par micro-paiement l'auteur d'une fonte que l'on apprécie tout particuliérement. D'ailleurs la valeur en terme de réputation créé par le lien vers son propre site, son blog, son portfolio, son catalogue de produit en ligne que ce service offre aux auteurs n'est pas non plus négligeable étant donné la grande popularité de ce service (chiffré en millions de visites par mois): même si elle est plus difficile à quantifier. Plusieurs fondeurs sont sortis de l'ombre par la présence d'une de leurs oeuvres publiées sur ce service et ont ainsi décroché d'autres contrats. </text:p>
            </text:list-item>
            <text:list-item>
              <text:p text:style-name="P23">l'animation de <text:span text:style-name="Strong_20_Emphasis">campagnes de préfinancement</text:span> Kickstarter visant à promouvoir le projet de création afin de financer le projet sur la base d'un montant librement fixé par l'auteur (cf. exemple ci-dessous du projet Montserrat de la créatrice argentine Julieta Ulanovsky). </text:p>
            </text:list-item>
          </text:list>
          <text:p text:style-name="Text_20_body"><draw:frame draw:style-name="fr1" draw:name="graphics10" text:anchor-type="as-char" svg:width="9.5409in" svg:height="5.9634in" draw:z-index="9"><draw:image xlink:href="../../HTML-source/part-02-Methodologie/ch012_fonderie_files/kickstarter_spec.png" xlink:type="simple" xlink:show="embed" xlink:actuate="onLoad"/></draw:frame></text:p>
          <text:list xml:id="list1953045717" text:style-name="L22">
            <text:list-item>
              <text:p text:style-name="P24">une troisième piste observable est celle du <text:span text:style-name="Strong_20_Emphasis">paiement volontaire</text:span> à l'instar de ce que le groupe Radiohead avait fait pour l'album <text:span text:style-name="Emphasis">In Rainbows</text:span> en octobre 2007. L'exemple présenté ci-dessous est celui de la fonderie canadienne Practice Foundry (http://practicefoundry.com/) qui propose des fontes libres (sous licence OFL) assorties d'un mécanisme de paiement volontaire sur un mode optionnel, c'est-à-dire que le prix offert par l'internaute peut être 0. </text:p>
            </text:list-item>
          </text:list>
          <text:p text:style-name="Text_20_body"><text:soft-page-break/><draw:frame draw:style-name="fr1" draw:name="graphics11" text:anchor-type="as-char" svg:width="9.5409in" svg:height="5.9634in" draw:z-index="10"><draw:image xlink:href="../../HTML-source/part-02-Methodologie/ch012_fonderie_files/paiement_volontaire_spec.png" xlink:type="simple" xlink:show="embed" xlink:actuate="onLoad"/></draw:frame></text:p>
          <text:list xml:id="list605108853" text:style-name="L23">
            <text:list-item>
              <text:p text:style-name="P25">Une quatrième piste possible est celle de la <text:span text:style-name="Strong_20_Emphasis">commande</text:span> débouchant immédiatement ou, à l'issue d'une période d'exclusivité, sur une fonte libre. C'est ce dernier cas de figure qui s'applique au Lineal B réalisé par Frank Adebiaye dans le cadre de la fonderie Velvetyne pour Pascal Béjean. </text:p>
            </text:list-item>
          </text:list>
          <text:p text:style-name="Text_20_body"><draw:frame draw:style-name="fr1" draw:name="graphics12" text:anchor-type="as-char" svg:width="5.9634in" svg:height="2.798in" draw:z-index="11"><draw:image xlink:href="../../HTML-source/part-02-Methodologie/ch012_fonderie_files/lineal_b.png" xlink:type="simple" xlink:show="embed" xlink:actuate="onLoad"/></draw:frame></text:p>
          <text:p text:style-name="Text_20_body"><text:soft-page-break/>Régler en amont la question de la rémunération de la création de fontes libres permet de se dégager de la question du piratage*, en tout cas de ses aspects les plus nocifs, et donc d'autoriser la libre circulation des fontes libres. Toutefois, cela implique d'être davantage à l'écoute des besoins ou des problèmes des utilisateurs, ce qui constitue une rupture par rapport à une création effectuée à l'écart du monde que l'on cherche ensuite à installer dans le paysage typographique. Il ne faudrait toutefois pas que cette prise de conscience remette en cause la liberté de création.</text:p>
        </text:section>
        <text:p text:style-name="Text_20_body"/>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PT Serif" svg:font-family="'PT Serif'"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T Serif" fo:font-size="12pt" fo:language="en" fo:country="none" style:letter-kerning="true" style:font-name-asian="Tahoma"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PT Serif" fo:font-size="14pt" style:font-name-asian="Tahoma" style:font-size-asian="14pt"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PT Serif" style:font-size-asian="12pt" style:font-name-complex="Arial1"/>
    </style:style>
    <style:style style:name="Caption" style:family="paragraph" style:parent-style-name="Standard" style:class="extra">
      <style:paragraph-properties fo:margin-top="0.0835in" fo:margin-bottom="0.0835in" text:number-lines="false" text:line-number="0"/>
      <style:text-properties style:font-name="PT Serif"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PT Serif" style:font-size-asian="12pt" style:font-name-complex="Ari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Tahoma" style:font-size-asian="24pt" style:font-weight-asian="bold" style:font-name-complex="Arial" style:font-size-complex="24pt" style:font-weight-complex="bold"/>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Tahoma" style:font-size-asian="18pt" style:font-weight-asian="bold" style:font-name-complex="Arial" style:font-size-complex="18pt"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Tahoma" style:font-size-asian="14pt" style:font-weight-asian="bold" style:font-name-complex="Arial" style:font-size-complex="14pt" style:font-weight-complex="bold"/>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6T12:38:12</meta:creation-date>
    <dc:date>2012-07-26T12:46:13</dc:date>
    <meta:editing-duration>PT1M5S</meta:editing-duration>
    <meta:editing-cycles>2</meta:editing-cycles>
    <meta:generator>LibreOffice/3.5$MacOSX_x86 LibreOffice_project/7122e39-92ed229-498d286-15e43b4-d70da21</meta:generator>
    <meta:document-statistic meta:table-count="1" meta:image-count="12" meta:object-count="0" meta:page-count="23" meta:paragraph-count="265" meta:word-count="8614" meta:character-count="56060" meta:non-whitespace-character-count="47637"/>
  </office:meta>
</office:document-meta>
</file>